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" svg:font-family="'Lucida Sans'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423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6.671cm"/>
    </style:style>
    <style:style style:name="Table1.D" style:family="table-column">
      <style:table-column-properties style:column-width="4.713cm"/>
    </style:style>
    <style:style style:name="Table1.1" style:family="table-row">
      <style:table-row-properties style:min-row-height="0.855cm" style:keep-together="true" fo:keep-together="auto"/>
    </style:style>
    <style:style style:name="Table1.A1" style:family="table-cell">
      <style:table-cell-properties style:vertical-align="" fo:background-color="transparent" fo:padding-left="0.191cm" fo:padding-right="0.191cm" fo:padding-top="0cm" fo:padding-bottom="0cm" fo:border="0.009cm solid #000001">
        <style:background-image/>
      </style:table-cell-properties>
    </style:style>
    <style:style style:name="Table1.8" style:family="table-row">
      <style:table-row-properties style:min-row-height="1.279cm" style:keep-together="true" fo:keep-together="auto"/>
    </style:style>
    <style:style style:name="Table2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64cm"/>
    </style:style>
    <style:style style:name="Table2.B" style:family="table-column">
      <style:table-column-properties style:column-width="3.99cm"/>
    </style:style>
    <style:style style:name="Table2.C" style:family="table-column">
      <style:table-column-properties style:column-width="6.618cm"/>
    </style:style>
    <style:style style:name="Table2.D" style:family="table-column">
      <style:table-column-properties style:column-width="4.74cm"/>
    </style:style>
    <style:style style:name="Table2.1" style:family="table-row">
      <style:table-row-properties style:min-row-height="0.855cm" style:keep-together="true" fo:keep-together="auto"/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="0.009cm solid #000001">
        <style:background-image/>
      </style:table-cell-properties>
    </style:style>
    <style:style style:name="Table2.2" style:family="table-row">
      <style:table-row-properties style:min-row-height="1.279cm" style:keep-together="true" fo:keep-together="auto"/>
    </style:style>
    <style:style style:name="Table2.3" style:family="table-row">
      <style:table-row-properties style:min-row-height="2.549cm" style:keep-together="true" fo:keep-together="auto"/>
    </style:style>
    <style:style style:name="Table3" style:family="table">
      <style:table-properties style:width="16.99cm" fo:margin-left="0.002cm" fo:margin-top="0cm" fo:margin-bottom="0cm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1.411cm"/>
    </style:style>
    <style:style style:name="Table3.B" style:family="table-column">
      <style:table-column-properties style:column-width="4.209cm"/>
    </style:style>
    <style:style style:name="Table3.C" style:family="table-column">
      <style:table-column-properties style:column-width="6.57cm"/>
    </style:style>
    <style:style style:name="Table3.D" style:family="table-column">
      <style:table-column-properties style:column-width="4.798cm"/>
    </style:style>
    <style:style style:name="Table3.1" style:family="table-row">
      <style:table-row-properties style:min-row-height="0.855cm" style:keep-together="true" fo:keep-together="auto"/>
    </style:style>
    <style:style style:name="Table3.A1" style:family="table-cell">
      <style:table-cell-properties style:vertical-align="" fo:background-color="transparent" fo:padding-left="0.191cm" fo:padding-right="0.191cm" fo:padding-top="0cm" fo:padding-bottom="0cm" fo:border="0.009cm solid #000001">
        <style:background-image/>
      </style:table-cell-properties>
    </style:style>
    <style:style style:name="Table3.5" style:family="table-row">
      <style:table-row-properties style:min-row-height="2.125cm" style:keep-together="true" fo:keep-together="auto"/>
    </style:style>
    <style:style style:name="Table3.6" style:family="table-row">
      <style:table-row-properties style:min-row-height="2.972cm" style:keep-together="true" fo:keep-together="auto"/>
    </style:style>
    <style:style style:name="Table4" style:family="table">
      <style:table-properties style:width="15.642cm" fo:margin-left="0.002cm" fo:margin-top="0cm" fo:margin-bottom="0cm" fo:break-before="page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688cm"/>
    </style:style>
    <style:style style:name="Table4.B" style:family="table-column">
      <style:table-column-properties style:column-width="1.429cm"/>
    </style:style>
    <style:style style:name="Table4.C" style:family="table-column">
      <style:table-column-properties style:column-width="1.52cm"/>
    </style:style>
    <style:style style:name="Table4.E" style:family="table-column">
      <style:table-column-properties style:column-width="3.466cm"/>
    </style:style>
    <style:style style:name="Table4.F" style:family="table-column">
      <style:table-column-properties style:column-width="0.713cm"/>
    </style:style>
    <style:style style:name="Table4.G" style:family="table-column">
      <style:table-column-properties style:column-width="2.949cm"/>
    </style:style>
    <style:style style:name="Table4.H" style:family="table-column">
      <style:table-column-properties style:column-width="0.723cm"/>
    </style:style>
    <style:style style:name="Table4.1" style:family="table-row">
      <style:table-row-properties style:min-row-height="0.6cm" style:keep-together="true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row-height="0.293cm" style:keep-together="true" fo:keep-together="auto"/>
    </style:style>
    <style:style style:name="Table4.A2" style:family="table-cell">
      <style:table-cell-properties style:vertical-align="" fo:background-color="#23b8dc" fo:padding-left="0.191cm" fo:padding-right="0.191cm" fo:padding-top="0cm" fo:padding-bottom="0cm" fo:border="0.009cm solid #000001">
        <style:background-image/>
      </style:table-cell-properties>
    </style:style>
    <style:style style:name="Table4.F2" style:family="table-cell">
      <style:table-cell-properties style:vertical-align="" fo:background-color="#ffff66" fo:padding-left="0.191cm" fo:padding-right="0.191cm" fo:padding-top="0cm" fo:padding-bottom="0cm" fo:border="0.009cm solid #000001">
        <style:background-image/>
      </style:table-cell-properties>
    </style:style>
    <style:style style:name="Table4.3" style:family="table-row">
      <style:table-row-properties style:row-height="0.295cm" style:keep-together="true" fo:keep-together="auto"/>
    </style:style>
    <style:style style:name="Table4.D4" style:family="table-cell" style:data-style-name="N0">
      <style:table-cell-properties style:vertical-align="" fo:background-color="#23b8dc" fo:padding-left="0.191cm" fo:padding-right="0.191cm" fo:padding-top="0cm" fo:padding-bottom="0cm" fo:border="0.009cm solid #000001">
        <style:background-image/>
      </style:table-cell-properties>
    </style:style>
    <style:style style:name="P1" style:family="paragraph" style:parent-style-name="Table_20_Style_20_2">
      <style:paragraph-properties fo:background-color="#23b8dc">
        <style:background-image/>
      </style:paragraph-properties>
      <style:text-properties fo:font-size="6pt" style:font-size-asian="6pt" style:font-size-complex="6pt"/>
    </style:style>
    <style:style style:name="P2" style:family="paragraph" style:parent-style-name="Table_20_Style_20_2">
      <style:paragraph-properties fo:text-align="center" style:justify-single-word="false" fo:background-color="#23b8dc">
        <style:background-image/>
      </style:paragraph-properties>
    </style:style>
    <style:style style:name="P3" style:family="paragraph" style:parent-style-name="Table_20_Style_20_2">
      <style:paragraph-properties fo:text-align="center" style:justify-single-word="false" fo:background-color="#ffff66">
        <style:background-image/>
      </style:paragraph-properties>
    </style:style>
    <style:style style:name="P4" style:family="paragraph" style:parent-style-name="Table_20_Style_20_2">
      <style:paragraph-properties fo:background-color="#ffff66">
        <style:background-image/>
      </style:paragraph-properties>
      <style:text-properties fo:font-size="6pt" style:font-size-asian="6pt" style:font-size-complex="6pt"/>
    </style:style>
    <style:style style:name="P5" style:family="paragraph" style:parent-style-name="Body" style:list-style-name="WWNum2"/>
    <style:style style:name="P6" style:family="paragraph" style:parent-style-name="Body" style:list-style-name="WWNum3"/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ffffff" fo:keep-with-next="auto">
        <style:background-image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23b8dc" fo:keep-with-next="auto">
        <style:background-image/>
      </style:paragraph-properties>
      <style:text-properties fo:font-size="6pt" style:font-size-asian="6pt" style:font-size-complex="6pt"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ackground-color="#ffff66" fo:keep-with-next="auto">
        <style:background-image/>
      </style:paragraph-properties>
      <style:text-properties fo:font-size="6pt" style:font-size-asian="6pt" style:font-size-complex="6pt" fo:hyphenate="true" fo:hyphenation-remain-char-count="2" fo:hyphenation-push-char-count="2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cm" fo:margin-bottom="0.212cm" fo:text-align="center" style:justify-single-word="false"/>
    </style:style>
    <style:style style:name="P15" style:family="paragraph" style:parent-style-name="Standard">
      <style:paragraph-properties fo:background-color="#23b8dc">
        <style:background-image/>
      </style:paragraph-properties>
      <style:text-properties fo:font-size="6pt" style:font-size-asian="6pt" style:font-size-complex="6pt"/>
    </style:style>
    <style:style style:name="P16" style:family="paragraph" style:parent-style-name="Standard">
      <style:paragraph-properties fo:background-color="#ffff66">
        <style:background-image/>
      </style:paragraph-properties>
      <style:text-properties fo:font-size="6pt" style:font-size-asian="6pt" style:font-size-complex="6pt"/>
    </style:style>
    <style:style style:name="T1" style:family="text"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true" style:font-name-asian="Helvetica2" style:font-size-asian="10pt" style:font-style-asian="normal" style:font-weight-asian="normal" style:font-name-complex="Helvetica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Helvetica1" fo:font-size="10pt" fo:letter-spacing="normal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Helvetica1" fo:letter-spacing="normal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position="super 58%" style:font-name="Helvetica1" fo:font-size="10pt" fo:letter-spacing="normal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position="super 58%" style:font-name="Helvetica1" fo:font-size="10pt" fo:letter-spacing="normal" fo:font-style="normal" style:text-underline-style="none" fo:font-weight="normal" style:letter-kerning="true" style:font-name-asian="Helvetica2" style:font-size-asian="10pt" style:font-style-asian="normal" style:font-weight-asian="normal" style:font-name-complex="Helvetica2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position="super 58%" style:font-name="Helvetica1" fo:letter-spacing="normal" fo:language="en" fo:country="US" fo:font-style="normal" style:text-underline-style="none" fo:font-weight="normal" style:letter-kerning="true" style:font-name-asian="Arial Unicode MS" style:font-style-asian="normal" style:font-weight-asian="normal" style:font-name-complex="Arial Unicode MS" style:font-style-complex="normal" style:font-weight-complex="normal"/>
    </style:style>
    <style:style style:name="T9" style:family="text">
      <style:text-properties style:font-name="Helvetica1"/>
    </style:style>
    <style:style style:name="T10" style:family="text">
      <style:text-properties style:font-name="Helvetica1" fo:font-size="7pt" style:font-size-asian="7pt" style:font-size-complex="7pt"/>
    </style:style>
    <style:style style:name="T11" style:family="text">
      <style:text-properties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ireless pixel V1 protocol</text:p>
      <text:p text:style-name="Body"/>
      <text:p text:style-name="Body">Proposed protocol for the version 1 pixel – will need to verify this can all be implemented within the limited memory of the ATTiny85.</text:p>
      <text:p text:style-name="Body"/>
      <text:p text:style-name="Body">This protocol uses only the broadcast service of the underlying nrf24l01 library. <text:s/></text:p>
      <text:p text:style-name="Body"/>
      <text:p text:style-name="Body">There are 2 options to target the commands:</text:p>
      <text:list xml:id="list2338120608972417013" text:style-name="WWNum2">
        <text:list-item>
          <text:list>
            <text:list-item>
              <text:list>
                <text:list-item>
                  <text:p text:style-name="P5">All pixels in range</text:p>
                </text:list-item>
                <text:list-item>
                  <text:p text:style-name="P5">Pixels belonging to a specific group</text:p>
                </text:list-item>
              </text:list>
            </text:list-item>
          </text:list>
        </text:list-item>
      </text:list>
      <text:p text:style-name="Body">There are 2 options when specifying colours:</text:p>
      <text:list xml:id="list829805917" text:continue-numbering="true" text:style-name="WWNum2">
        <text:list-item>
          <text:list>
            <text:list-item>
              <text:list>
                <text:list-item>
                  <text:p text:style-name="P5">Standard colours (0-8)</text:p>
                </text:list-item>
                <text:list-item>
                  <text:p text:style-name="P5">RGB values</text:p>
                </text:list-item>
              </text:list>
            </text:list-item>
          </text:list>
        </text:list-item>
      </text:list>
      <text:p text:style-name="Body"/>
      <text:p text:style-name="Body">On the ATTiny85 and other CPUs the EPROM memory is used to store standards colour values and group ID.</text:p>
      <text:p text:style-name="Body"/>
      <text:h text:style-name="Heading" text:outline-level="1">Basic command structure</text:h>
      <text:p text:style-name="Body">&lt;Group target&gt; &lt;RGB colours&gt; &lt;remaining 6bits&gt; [ optional additional bytes of command]</text:p>
      <text:list xml:id="list6825643206055168991" text:style-name="WWNum3">
        <text:list-item>
          <text:p text:style-name="P6">Group target is 0 if all pixels or 1 for a specific group</text:p>
        </text:list-item>
        <text:list-item>
          <text:p text:style-name="P6">RGB colours is 0 if using standard colours or 1 for RGB values </text:p>
        </text:list-item>
      </text:list>
      <text:p text:style-name="Body"/>
      <text:p text:style-name="Body">Group targets are identified by an IDs, which are 2 byte -&gt; 0 - 65535. <text:s/></text:p>
      <text:p text:style-name="Body"/>
      <text:h text:style-name="Heading" text:outline-level="1">Standard colours</text:h>
      <text:p text:style-name="Body">Initial values (RGB)</text:p>
      <text:p text:style-name="Body">0 (000) - 0, 0, 0</text:p>
      <text:p text:style-name="Body">1 (001) - 255, 0, 0</text:p>
      <text:p text:style-name="Body">2 (010)- 0, 255, 0</text:p>
      <text:p text:style-name="Body">3 (011)- 0, 0, 255</text:p>
      <text:p text:style-name="Body">4 (100)- 255, 255, 0</text:p>
      <text:p text:style-name="Body">5 (101)- 0, 255, 255</text:p>
      <text:p text:style-name="Body">6 (110)- 255, 0, 255</text:p>
      <text:p text:style-name="Body">7 (111)- 255, 255, 255</text:p>
      <text:p text:style-name="Body"/>
      <text:p text:style-name="Body">Commands are of format (1-byte + optional additional bytet):</text:p>
      <text:p text:style-name="Body">&lt;Group ID&gt;&lt;0&gt;&lt;ccc&gt;&lt;colour/sequence - 3 bits&gt;</text:p>
      <text:p text:style-name="Body"/>
      <text:p text:style-name="Body">Command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4">0</text:span></text:p>
          </table:table-cell>
          <table:table-cell table:style-name="Table1.A1" office:value-type="string">
            <text:p text:style-name="P9"><text:span text:style-name="T4">set colour</text:span></text:p>
          </table:table-cell>
          <table:table-cell table:style-name="Table1.A1" office:value-type="string">
            <text:p text:style-name="P9"><text:span text:style-name="T4">0b00000ccc</text:span></text:p>
            <text:p text:style-name="P9"><text:span text:style-name="T4">0b10000ccc &lt;id-hi&gt;&lt;id-lo&gt;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<text:span text:style-name="T4">1</text:span></text:p>
          </table:table-cell>
          <table:table-cell table:style-name="Table1.A1" office:value-type="string">
            <text:p text:style-name="P9"><text:span text:style-name="T4">fade to colour</text:span></text:p>
          </table:table-cell>
          <table:table-cell table:style-name="Table1.A1" office:value-type="string">
            <text:p text:style-name="P9"><text:span text:style-name="T4">0b00001ccc &lt;time&gt;</text:span></text:p>
            <text:p text:style-name="P9"><text:span text:style-name="T4">0b10000ccc &lt;id-hi&gt;&lt;id-lo&gt; &lt;time&gt;</text:span></text:p>
          </table:table-cell>
          <table:table-cell table:style-name="Table1.A1" office:value-type="string">
            <text:p text:style-name="P9"><text:span text:style-name="T4">additional byte specifying time in 1/100 second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4">2</text:span></text:p>
          </table:table-cell>
          <table:table-cell table:style-name="Table1.A1" office:value-type="string">
            <text:p text:style-name="P9"><text:span text:style-name="T4">Play sequence</text:span></text:p>
          </table:table-cell>
          <table:table-cell table:style-name="Table1.A1" office:value-type="string">
            <text:p text:style-name="P9"><text:span text:style-name="T4">0b00010sss</text:span></text:p>
            <text:p text:style-name="P9"><text:span text:style-name="T4">0b10010sss &lt;id-hi&gt;&lt;id-lo&gt;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<text:span text:style-name="T4">3</text:span></text:p>
          </table:table-cell>
          <table:table-cell table:style-name="Table1.A1" office:value-type="string">
            <text:p text:style-name="P9"><text:span text:style-name="T4">Play sequence with fade</text:span></text:p>
          </table:table-cell>
          <table:table-cell table:style-name="Table1.A1" office:value-type="string">
            <text:p text:style-name="P9"><text:span text:style-name="T4">0b00011sss &lt;time&gt;</text:span></text:p>
            <text:p text:style-name="P9"><text:span text:style-name="T4">0b10011sss &lt;id-hi&gt;&lt;id-lo&gt; &lt;time&gt;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<text:span text:style-name="T4">4</text:span></text:p>
          </table:table-cell>
          <table:table-cell table:style-name="Table1.A1" office:value-type="string">
            <text:p text:style-name="P9"><text:span text:style-name="T4">loop sequence</text:span></text:p>
          </table:table-cell>
          <table:table-cell table:style-name="Table1.A1" office:value-type="string">
            <text:p text:style-name="P9"><text:span text:style-name="T4">0b00100sss</text:span></text:p>
            <text:p text:style-name="P9"><text:span text:style-name="T4">0b10100sss &lt;id-hi&gt;&lt;id-lo&gt;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<text:span text:style-name="T4">5</text:span></text:p>
          </table:table-cell>
          <table:table-cell table:style-name="Table1.A1" office:value-type="string">
            <text:p text:style-name="P9"><text:span text:style-name="T4">loop sequence with fade</text:span></text:p>
          </table:table-cell>
          <table:table-cell table:style-name="Table1.A1" office:value-type="string">
            <text:p text:style-name="P9"><text:span text:style-name="T4">0b00101sss &lt;time&gt;</text:span></text:p>
            <text:p text:style-name="P9"><text:span text:style-name="T4">0b10101sss &lt;id-hi&gt;&lt;id-lo&gt; &lt;time&gt;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<text:span text:style-name="T4">6</text:span></text:p>
          </table:table-cell>
          <table:table-cell table:style-name="Table1.A1" office:value-type="string">
            <text:p text:style-name="P9"><text:span text:style-name="T4">update colour</text:span></text:p>
          </table:table-cell>
          <table:table-cell table:style-name="Table1.A1" office:value-type="string">
            <text:p text:style-name="P9"><text:span text:style-name="T4">0b00110ccc &lt;R&gt;&lt;G&gt;&lt;B&gt;</text:span></text:p>
            <text:p text:style-name="P9"><text:span text:style-name="T4">0b10110ccc &lt;id-hi&gt;&lt;id-lo&gt; &lt;R&gt;&lt;G&gt;&lt;B&gt;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8">
          <table:table-cell table:style-name="Table1.A1" office:value-type="string">
            <text:p text:style-name="P10"><text:span text:style-name="T4">7</text:span></text:p>
          </table:table-cell>
          <table:table-cell table:style-name="Table1.A1" office:value-type="string">
            <text:p text:style-name="P9"><text:span text:style-name="T4">update sequence</text:span></text:p>
          </table:table-cell>
          <table:table-cell table:style-name="Table1.A1" office:value-type="string">
            <text:p text:style-name="P9"><text:span text:style-name="T5">0b00111sss &lt;n&gt; [cccttttt]</text:span><text:span text:style-name="T8">n</text:span></text:p>
            <text:p text:style-name="P9"><text:span text:style-name="T5">0b10111sss </text:span><text:span text:style-name="T4">&lt;id-hi&gt;&lt;id-lo&gt;</text:span><text:span text:style-name="T5"> &lt;n&gt; [cccttttt]</text:span><text:span text:style-name="T8">n</text:span></text:p>
          </table:table-cell>
          <table:table-cell table:style-name="Table1.A1" office:value-type="string">
            <text:p text:style-name="P9"><text:span text:style-name="T4">n = number of steps in seq.</text:span></text:p>
            <text:p text:style-name="P9"><text:span text:style-name="T4">ccc = colour, ttttt = time (tenth of seconds 0 - 31)</text:span></text:p>
          </table:table-cell>
        </table:table-row>
      </table:table>
      <text:p text:style-name="Body"/>
      <text:p text:style-name="Body"/>
      <text:p text:style-name="Body">&lt;Group ID&gt;&lt;1&gt;&lt;00&gt;&lt;cccc&gt;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span text:style-name="T4">0 (0000)</text:span></text:p>
          </table:table-cell>
          <table:table-cell table:style-name="Table2.A1" office:value-type="string">
            <text:p text:style-name="P9"><text:span text:style-name="T4">Set RGB colour</text:span></text:p>
          </table:table-cell>
          <table:table-cell table:style-name="Table2.A1" office:value-type="string">
            <text:p text:style-name="P9"><text:span text:style-name="T4">0b01000000 &lt;R&gt;&lt;G&gt;&lt;B&gt;</text:span></text:p>
            <text:p text:style-name="P9"><text:span text:style-name="T4">0b11000000 &lt;id-hi&gt;&lt;id-lo&gt; &lt;R&gt;&lt;G&gt;&lt;B&gt;</text:span></text:p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2.2">
          <table:table-cell table:style-name="Table2.A1" office:value-type="string">
            <text:p text:style-name="P9"><text:span text:style-name="T4">1 (0001)</text:span></text:p>
          </table:table-cell>
          <table:table-cell table:style-name="Table2.A1" office:value-type="string">
            <text:p text:style-name="P9"><text:span text:style-name="T4">Fade to RGB colour</text:span></text:p>
          </table:table-cell>
          <table:table-cell table:style-name="Table2.A1" office:value-type="string">
            <text:p text:style-name="P9"><text:span text:style-name="T4">0b01000001 &lt;R&gt;&lt;G&gt;&lt;B&gt; &lt;time&gt;</text:span></text:p>
            <text:p text:style-name="P9"><text:span text:style-name="T4">0b11000001 &lt;id-hi&gt;&lt;id-lo&gt; &lt;R&gt;&lt;G&gt;&lt;B&gt; &lt;time&gt;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1" office:value-type="string">
            <text:p text:style-name="P9"><text:span text:style-name="T4">2 (0010)</text:span></text:p>
          </table:table-cell>
          <table:table-cell table:style-name="Table2.A1" office:value-type="string">
            <text:p text:style-name="P9"><text:span text:style-name="T4">Store updates</text:span></text:p>
          </table:table-cell>
          <table:table-cell table:style-name="Table2.A1" office:value-type="string">
            <text:p text:style-name="P9"><text:span text:style-name="T4">0b01000010</text:span></text:p>
            <text:p text:style-name="P9"><text:span text:style-name="T4">0b11000010</text:span></text:p>
          </table:table-cell>
          <table:table-cell table:style-name="Table2.A1" office:value-type="string">
            <text:p text:style-name="P9"><text:span text:style-name="T4">Modifying sequences and standard colours does not write to store, so will revert on reboot. This command forces changes to storage to survive reboot</text:span></text:p>
          </table:table-cell>
        </table:table-row>
      </table:table>
      <text:p text:style-name="Body"/>
      <text:p text:style-name="Body"/>
      <text:p text:style-name="Body">&lt;Group ID&gt;&lt;1&gt;&lt;ccc&gt;&lt;SSS&gt; (ccc 1 so as not to overlap with previous command group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4">2 (010)</text:span></text:p>
          </table:table-cell>
          <table:table-cell table:style-name="Table3.A1" office:value-type="string">
            <text:p text:style-name="P9"><text:span text:style-name="T4">Play RGB sequence</text:span></text:p>
          </table:table-cell>
          <table:table-cell table:style-name="Table3.A1" office:value-type="string">
            <text:p text:style-name="P9"><text:span text:style-name="T4">0b01010SSS</text:span></text:p>
            <text:p text:style-name="P9"><text:span text:style-name="T4">0b11010SSS &lt;id-hi&gt;&lt;id-lo&gt; 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9"><text:span text:style-name="T4">3 (011)</text:span></text:p>
          </table:table-cell>
          <table:table-cell table:style-name="Table3.A1" office:value-type="string">
            <text:p text:style-name="P9"><text:span text:style-name="T4">Play RGB sequence with fade</text:span></text:p>
          </table:table-cell>
          <table:table-cell table:style-name="Table3.A1" office:value-type="string">
            <text:p text:style-name="P9"><text:span text:style-name="T4">0b01011SSS &lt;time&gt;</text:span></text:p>
            <text:p text:style-name="P9"><text:span text:style-name="T4">0b11011SSS &lt;id-hi&gt;&lt;id-lo&gt; &lt;time&gt;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9"><text:span text:style-name="T4">4 (100)</text:span></text:p>
          </table:table-cell>
          <table:table-cell table:style-name="Table3.A1" office:value-type="string">
            <text:p text:style-name="P9"><text:span text:style-name="T4">Loop RGB Sequence</text:span></text:p>
          </table:table-cell>
          <table:table-cell table:style-name="Table3.A1" office:value-type="string">
            <text:p text:style-name="P9"><text:span text:style-name="T4">0b01100SSS</text:span></text:p>
            <text:p text:style-name="P9"><text:span text:style-name="T4">0b11100SSS &lt;id-hi&gt;&lt;id-lo&gt; 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9"><text:span text:style-name="T4">5 (101)</text:span></text:p>
          </table:table-cell>
          <table:table-cell table:style-name="Table3.A1" office:value-type="string">
            <text:p text:style-name="P9"><text:span text:style-name="T4">Loop RGB Sequence with fade</text:span></text:p>
          </table:table-cell>
          <table:table-cell table:style-name="Table3.A1" office:value-type="string">
            <text:p text:style-name="P9"><text:span text:style-name="T4">0b01101SSS &lt;time&gt;</text:span></text:p>
            <text:p text:style-name="P9"><text:span text:style-name="T4">0b11101SSS &lt;id-hi&gt;&lt;id-lo&gt; &lt;time&gt;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5">
          <table:table-cell table:style-name="Table3.A1" office:value-type="string">
            <text:p text:style-name="P9"><text:span text:style-name="T4">6 (110)</text:span></text:p>
          </table:table-cell>
          <table:table-cell table:style-name="Table3.A1" office:value-type="string">
            <text:p text:style-name="P9"><text:span text:style-name="T4">update sequence</text:span></text:p>
          </table:table-cell>
          <table:table-cell table:style-name="Table3.A1" office:value-type="string">
            <text:p text:style-name="P9"><text:span text:style-name="T4">0b01110SSS</text:span><text:span text:style-name="T5"> &lt;n&gt; </text:span><text:span text:style-name="T4">&lt;n</text:span><text:span text:style-name="T5">p</text:span><text:span text:style-name="T4">&gt;</text:span><text:span text:style-name="T5"> [&lt;R&gt;&lt;G&gt;&lt;B&gt;&lt;time&gt;]</text:span><text:span text:style-name="T8">n</text:span></text:p>
            <text:p text:style-name="P9"><text:span text:style-name="T4">0b11110SSS &lt;id-hi&gt;&lt;id-lo&gt; </text:span><text:span text:style-name="T5">&lt;n&gt; [&lt;R&gt;&lt;G&gt;&lt;B&gt;&lt;time&gt;]</text:span><text:span text:style-name="T8">n</text:span></text:p>
          </table:table-cell>
          <table:table-cell table:style-name="Table3.A1" office:value-type="string">
            <text:p text:style-name="P9"><text:span text:style-name="T4">np specifies number of sequence elements in this command, use continuation to add remaining sequence steps</text:span></text:p>
          </table:table-cell>
        </table:table-row>
        <table:table-row table:style-name="Table3.6">
          <table:table-cell table:style-name="Table3.A1" office:value-type="string">
            <text:p text:style-name="P9"><text:span text:style-name="T4">7 (111)</text:span></text:p>
          </table:table-cell>
          <table:table-cell table:style-name="Table3.A1" office:value-type="string">
            <text:p text:style-name="P9"><text:span text:style-name="T4">Update sequence continued from position</text:span></text:p>
          </table:table-cell>
          <table:table-cell table:style-name="Table3.A1" office:value-type="string">
            <text:p text:style-name="P9"><text:span text:style-name="T4">0b01111SSS</text:span><text:span text:style-name="T5"> &lt;p&gt;</text:span><text:span text:style-name="T4"> &lt;n&gt;</text:span><text:span text:style-name="T5"> [&lt;R&gt;&lt;G&gt;&lt;B&gt;&lt;time&gt;]</text:span><text:span text:style-name="T8">n</text:span></text:p>
            <text:p text:style-name="P9"><text:span text:style-name="T4">0b11111SSS</text:span><text:span text:style-name="T5"> </text:span><text:span text:style-name="T4">&lt;id-hi&gt;&lt;id-lo&gt; </text:span><text:span text:style-name="T5">&lt;p&gt;</text:span><text:span text:style-name="T4"> &lt;n&gt;</text:span><text:span text:style-name="T5"> [&lt;R&gt;&lt;G&gt;&lt;B&gt;&lt;time&gt;]</text:span><text:span text:style-name="T8">n</text:span></text:p>
          </table:table-cell>
          <table:table-cell table:style-name="Table3.A1" office:value-type="string">
            <text:p text:style-name="P9"><text:span text:style-name="T4">Finite sized packet, so use this command to complete sequence if overflow a single packet. Position p specifies where this command should start in sequence.</text:span></text:p>
          </table:table-cell>
        </table:table-row>
      </table:table>
      <text:p text:style-name="Body"/>
      <text:p text:style-name="Body"/>
      <text:p text:style-name="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 table:style-name="Table4.1">
            <table:table-cell table:style-name="Table4.A1" table:number-columns-spanned="2" office:value-type="string">
              <text:p text:style-name="P14"><text:span text:style-name="T11">Summary of commands</text:span></text:p>
            </table:table-cell>
            <table:covered-table-cell/>
          </table:table-row>
        </table:table-header-rows>
        <table:table-row table:style-name="Table4.2">
          <table:table-cell table:style-name="Table4.A2" table:number-columns-spanned="5" office:value-type="string">
            <text:p text:style-name="P2"><text:span text:style-name="T10">Broadcast</text:span></text:p>
          </table:table-cell>
          <table:covered-table-cell/>
          <table:covered-table-cell/>
          <table:covered-table-cell/>
          <table:covered-table-cell/>
          <table:table-cell table:style-name="Table4.F2" table:number-columns-spanned="3" office:value-type="string">
            <text:p text:style-name="P3"><text:span text:style-name="T10">Group</text:span></text:p>
          </table:table-cell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11"><text:span text:style-name="T4">0</text:span></text:p>
          </table:table-cell>
          <table:table-cell table:style-name="Table4.A2" table:number-columns-spanned="2" office:value-type="string">
            <text:p text:style-name="P1"><text:span text:style-name="T9">Set colour 0</text:span></text:p>
          </table:table-cell>
          <table:covered-table-cell/>
          <table:table-cell table:style-name="Table4.A2" office:value-type="string">
            <text:p text:style-name="P11"><text:span text:style-name="T4">40</text:span></text:p>
          </table:table-cell>
          <table:table-cell table:style-name="Table4.A2" office:value-type="string">
            <text:p text:style-name="P1"><text:span text:style-name="T9">Set RGB colour</text:span></text:p>
          </table:table-cell>
          <table:table-cell table:style-name="Table4.F2" office:value-type="string">
            <text:p text:style-name="P12"><text:span text:style-name="T4">80</text:span></text:p>
          </table:table-cell>
          <table:table-cell table:style-name="Table4.F2" office:value-type="string">
            <text:p text:style-name="P4"><text:span text:style-name="T9">Set colour 0</text:span></text:p>
          </table:table-cell>
          <table:table-cell table:style-name="Table4.F2" office:value-type="string">
            <text:p text:style-name="P12"><text:span text:style-name="T4">C0</text:span></text:p>
          </table:table-cell>
          <table:table-cell table:style-name="Table4.F2" table:number-columns-spanned="0" office:value-type="string">
            <text:p text:style-name="P4"><text:span text:style-name="T9">Set RGB colour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</text:span></text:p>
          </table:table-cell>
          <table:table-cell table:style-name="Table4.A2" table:number-columns-spanned="2" office:value-type="string">
            <text:p text:style-name="P1"><text:span text:style-name="T9">Set colour 1</text:span></text:p>
          </table:table-cell>
          <table:covered-table-cell/>
          <table:table-cell table:style-name="Table4.D4" office:value-type="float" office:value="41">
            <text:p text:style-name="P11"><text:span text:style-name="T4">41</text:span></text:p>
          </table:table-cell>
          <table:table-cell table:style-name="Table4.A2" office:value-type="string">
            <text:p text:style-name="P1"><text:span text:style-name="T9">Fade to RGB colour</text:span></text:p>
          </table:table-cell>
          <table:table-cell table:style-name="Table4.F2" office:value-type="string">
            <text:p text:style-name="P12"><text:span text:style-name="T4">81</text:span></text:p>
          </table:table-cell>
          <table:table-cell table:style-name="Table4.F2" office:value-type="string">
            <text:p text:style-name="P4"><text:span text:style-name="T9">Set colour 1</text:span></text:p>
          </table:table-cell>
          <table:table-cell table:style-name="Table4.F2" office:value-type="string">
            <text:p text:style-name="P12"><text:span text:style-name="T4">C1</text:span></text:p>
          </table:table-cell>
          <table:table-cell table:style-name="Table4.F2" table:number-columns-spanned="0" office:value-type="string">
            <text:p text:style-name="P4"><text:span text:style-name="T9">Fade to RGB colour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</text:span></text:p>
          </table:table-cell>
          <table:table-cell table:style-name="Table4.A2" table:number-columns-spanned="2" office:value-type="string">
            <text:p text:style-name="P1"><text:span text:style-name="T9">Set colour 2</text:span></text:p>
          </table:table-cell>
          <table:covered-table-cell/>
          <table:table-cell table:style-name="Table4.A2" office:value-type="string">
            <text:p text:style-name="P11"><text:span text:style-name="T4">42</text:span></text:p>
          </table:table-cell>
          <table:table-cell table:style-name="Table4.A2" office:value-type="string">
            <text:p text:style-name="P1"><text:span text:style-name="T9">Store updates</text:span></text:p>
          </table:table-cell>
          <table:table-cell table:style-name="Table4.F2" office:value-type="string">
            <text:p text:style-name="P12"><text:span text:style-name="T4">82</text:span></text:p>
          </table:table-cell>
          <table:table-cell table:style-name="Table4.F2" office:value-type="string">
            <text:p text:style-name="P4"><text:span text:style-name="T9">Set colour 2</text:span></text:p>
          </table:table-cell>
          <table:table-cell table:style-name="Table4.F2" office:value-type="string">
            <text:p text:style-name="P12"><text:span text:style-name="T4">C2</text:span></text:p>
          </table:table-cell>
          <table:table-cell table:style-name="Table4.F2" table:number-columns-spanned="0" office:value-type="string">
            <text:p text:style-name="P4"><text:span text:style-name="T9">Store updates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</text:span></text:p>
          </table:table-cell>
          <table:table-cell table:style-name="Table4.A2" table:number-columns-spanned="2" office:value-type="string">
            <text:p text:style-name="P1"><text:span text:style-name="T9">Set colour 3</text:span></text:p>
          </table:table-cell>
          <table:covered-table-cell/>
          <table:table-cell table:style-name="Table4.A2" office:value-type="string">
            <text:p text:style-name="P11"><text:span text:style-name="T4">43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3</text:span></text:p>
          </table:table-cell>
          <table:table-cell table:style-name="Table4.F2" office:value-type="string">
            <text:p text:style-name="P4"><text:span text:style-name="T9">Set colour 3</text:span></text:p>
          </table:table-cell>
          <table:table-cell table:style-name="Table4.F2" office:value-type="string">
            <text:p text:style-name="P12"><text:span text:style-name="T4">C3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4</text:span></text:p>
          </table:table-cell>
          <table:table-cell table:style-name="Table4.A2" table:number-columns-spanned="2" office:value-type="string">
            <text:p text:style-name="P1"><text:span text:style-name="T9">Set colour 4</text:span></text:p>
          </table:table-cell>
          <table:covered-table-cell/>
          <table:table-cell table:style-name="Table4.A2" office:value-type="string">
            <text:p text:style-name="P11"><text:span text:style-name="T4">44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4</text:span></text:p>
          </table:table-cell>
          <table:table-cell table:style-name="Table4.F2" office:value-type="string">
            <text:p text:style-name="P4"><text:span text:style-name="T9">Set colour 4</text:span></text:p>
          </table:table-cell>
          <table:table-cell table:style-name="Table4.F2" office:value-type="string">
            <text:p text:style-name="P12"><text:span text:style-name="T4">C4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5</text:span></text:p>
          </table:table-cell>
          <table:table-cell table:style-name="Table4.A2" table:number-columns-spanned="2" office:value-type="string">
            <text:p text:style-name="P1"><text:span text:style-name="T9">Set colour 5</text:span></text:p>
          </table:table-cell>
          <table:covered-table-cell/>
          <table:table-cell table:style-name="Table4.A2" office:value-type="string">
            <text:p text:style-name="P11"><text:span text:style-name="T4">45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5</text:span></text:p>
          </table:table-cell>
          <table:table-cell table:style-name="Table4.F2" office:value-type="string">
            <text:p text:style-name="P4"><text:span text:style-name="T9">Set colour 5</text:span></text:p>
          </table:table-cell>
          <table:table-cell table:style-name="Table4.F2" office:value-type="string">
            <text:p text:style-name="P12"><text:span text:style-name="T4">C5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6</text:span></text:p>
          </table:table-cell>
          <table:table-cell table:style-name="Table4.A2" table:number-columns-spanned="2" office:value-type="string">
            <text:p text:style-name="P1"><text:span text:style-name="T9">Set colour 6</text:span></text:p>
          </table:table-cell>
          <table:covered-table-cell/>
          <table:table-cell table:style-name="Table4.A2" office:value-type="string">
            <text:p text:style-name="P11"><text:span text:style-name="T4">46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6</text:span></text:p>
          </table:table-cell>
          <table:table-cell table:style-name="Table4.F2" office:value-type="string">
            <text:p text:style-name="P4"><text:span text:style-name="T9">Set colour 6</text:span></text:p>
          </table:table-cell>
          <table:table-cell table:style-name="Table4.F2" office:value-type="string">
            <text:p text:style-name="P12"><text:span text:style-name="T4">C6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7</text:span></text:p>
          </table:table-cell>
          <table:table-cell table:style-name="Table4.A2" table:number-columns-spanned="2" office:value-type="string">
            <text:p text:style-name="P1"><text:span text:style-name="T9">Set colour 7</text:span></text:p>
          </table:table-cell>
          <table:covered-table-cell/>
          <table:table-cell table:style-name="Table4.A2" office:value-type="string">
            <text:p text:style-name="P11"><text:span text:style-name="T4">47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7</text:span></text:p>
          </table:table-cell>
          <table:table-cell table:style-name="Table4.F2" office:value-type="string">
            <text:p text:style-name="P4"><text:span text:style-name="T9">Set colour 7</text:span></text:p>
          </table:table-cell>
          <table:table-cell table:style-name="Table4.F2" office:value-type="string">
            <text:p text:style-name="P12"><text:span text:style-name="T4">C7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8</text:span></text:p>
          </table:table-cell>
          <table:table-cell table:style-name="Table4.A2" table:number-columns-spanned="2" office:value-type="string">
            <text:p text:style-name="P1"><text:span text:style-name="T9">Fade to colour 0</text:span></text:p>
          </table:table-cell>
          <table:covered-table-cell/>
          <table:table-cell table:style-name="Table4.A2" office:value-type="string">
            <text:p text:style-name="P11"><text:span text:style-name="T4">48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8</text:span></text:p>
          </table:table-cell>
          <table:table-cell table:style-name="Table4.F2" office:value-type="string">
            <text:p text:style-name="P4"><text:span text:style-name="T9">Fade to colour 0</text:span></text:p>
          </table:table-cell>
          <table:table-cell table:style-name="Table4.F2" office:value-type="string">
            <text:p text:style-name="P12"><text:span text:style-name="T4">C8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9</text:span></text:p>
          </table:table-cell>
          <table:table-cell table:style-name="Table4.A2" table:number-columns-spanned="2" office:value-type="string">
            <text:p text:style-name="P1"><text:span text:style-name="T9">Fade to colour 1</text:span></text:p>
          </table:table-cell>
          <table:covered-table-cell/>
          <table:table-cell table:style-name="Table4.A2" office:value-type="string">
            <text:p text:style-name="P11"><text:span text:style-name="T4">49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9</text:span></text:p>
          </table:table-cell>
          <table:table-cell table:style-name="Table4.F2" office:value-type="string">
            <text:p text:style-name="P4"><text:span text:style-name="T9">Fade to colour 1</text:span></text:p>
          </table:table-cell>
          <table:table-cell table:style-name="Table4.F2" office:value-type="string">
            <text:p text:style-name="P12"><text:span text:style-name="T4">C9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A</text:span></text:p>
          </table:table-cell>
          <table:table-cell table:style-name="Table4.A2" table:number-columns-spanned="2" office:value-type="string">
            <text:p text:style-name="P1"><text:span text:style-name="T9">Fade to colour 2</text:span></text:p>
          </table:table-cell>
          <table:covered-table-cell/>
          <table:table-cell table:style-name="Table4.A2" office:value-type="string">
            <text:p text:style-name="P11"><text:span text:style-name="T4">4A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A</text:span></text:p>
          </table:table-cell>
          <table:table-cell table:style-name="Table4.F2" office:value-type="string">
            <text:p text:style-name="P4"><text:span text:style-name="T9">Fade to colour 2</text:span></text:p>
          </table:table-cell>
          <table:table-cell table:style-name="Table4.F2" office:value-type="string">
            <text:p text:style-name="P12"><text:span text:style-name="T4">CA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B</text:span></text:p>
          </table:table-cell>
          <table:table-cell table:style-name="Table4.A2" table:number-columns-spanned="2" office:value-type="string">
            <text:p text:style-name="P1"><text:span text:style-name="T9">Fade to colour 3</text:span></text:p>
          </table:table-cell>
          <table:covered-table-cell/>
          <table:table-cell table:style-name="Table4.A2" office:value-type="string">
            <text:p text:style-name="P11"><text:span text:style-name="T4">4B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B</text:span></text:p>
          </table:table-cell>
          <table:table-cell table:style-name="Table4.F2" office:value-type="string">
            <text:p text:style-name="P4"><text:span text:style-name="T9">Fade to colour 3</text:span></text:p>
          </table:table-cell>
          <table:table-cell table:style-name="Table4.F2" office:value-type="string">
            <text:p text:style-name="P12"><text:span text:style-name="T4">CB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C</text:span></text:p>
          </table:table-cell>
          <table:table-cell table:style-name="Table4.A2" table:number-columns-spanned="2" office:value-type="string">
            <text:p text:style-name="P1"><text:span text:style-name="T9">Fade to colour 4</text:span></text:p>
          </table:table-cell>
          <table:covered-table-cell/>
          <table:table-cell table:style-name="Table4.A2" office:value-type="string">
            <text:p text:style-name="P11"><text:span text:style-name="T4">4C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C</text:span></text:p>
          </table:table-cell>
          <table:table-cell table:style-name="Table4.F2" office:value-type="string">
            <text:p text:style-name="P4"><text:span text:style-name="T9">Fade to colour 4</text:span></text:p>
          </table:table-cell>
          <table:table-cell table:style-name="Table4.F2" office:value-type="string">
            <text:p text:style-name="P12"><text:span text:style-name="T4">CC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D</text:span></text:p>
          </table:table-cell>
          <table:table-cell table:style-name="Table4.A2" table:number-columns-spanned="2" office:value-type="string">
            <text:p text:style-name="P1"><text:span text:style-name="T9">Fade to colour 5</text:span></text:p>
          </table:table-cell>
          <table:covered-table-cell/>
          <table:table-cell table:style-name="Table4.A2" office:value-type="string">
            <text:p text:style-name="P11"><text:span text:style-name="T4">4D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D</text:span></text:p>
          </table:table-cell>
          <table:table-cell table:style-name="Table4.F2" office:value-type="string">
            <text:p text:style-name="P4"><text:span text:style-name="T9">Fade to colour 5</text:span></text:p>
          </table:table-cell>
          <table:table-cell table:style-name="Table4.F2" office:value-type="string">
            <text:p text:style-name="P12"><text:span text:style-name="T4">CD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E</text:span></text:p>
          </table:table-cell>
          <table:table-cell table:style-name="Table4.A2" table:number-columns-spanned="2" office:value-type="string">
            <text:p text:style-name="P1"><text:span text:style-name="T9">Fade to colour 6</text:span></text:p>
          </table:table-cell>
          <table:covered-table-cell/>
          <table:table-cell table:style-name="Table4.A2" office:value-type="string">
            <text:p text:style-name="P11"><text:span text:style-name="T4">4E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E</text:span></text:p>
          </table:table-cell>
          <table:table-cell table:style-name="Table4.F2" office:value-type="string">
            <text:p text:style-name="P4"><text:span text:style-name="T9">Fade to colour 6</text:span></text:p>
          </table:table-cell>
          <table:table-cell table:style-name="Table4.F2" office:value-type="string">
            <text:p text:style-name="P12"><text:span text:style-name="T4">CE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F</text:span></text:p>
          </table:table-cell>
          <table:table-cell table:style-name="Table4.A2" table:number-columns-spanned="2" office:value-type="string">
            <text:p text:style-name="P1"><text:span text:style-name="T9">Fade to colour 7</text:span></text:p>
          </table:table-cell>
          <table:covered-table-cell/>
          <table:table-cell table:style-name="Table4.A2" office:value-type="string">
            <text:p text:style-name="P11"><text:span text:style-name="T4">4F</text:span></text:p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12"><text:span text:style-name="T4">8F</text:span></text:p>
          </table:table-cell>
          <table:table-cell table:style-name="Table4.F2" office:value-type="string">
            <text:p text:style-name="P4"><text:span text:style-name="T9">Fade to colour 7</text:span></text:p>
          </table:table-cell>
          <table:table-cell table:style-name="Table4.F2" office:value-type="string">
            <text:p text:style-name="P12"><text:span text:style-name="T4">CF</text:span></text:p>
          </table:table-cell>
          <table:table-cell table:style-name="Table4.F2" table:number-columns-spanned="0" office:value-type="string">
            <text:p text:style-name="P16"/>
          </table:table-cell>
        </table:table-row>
        <table:table-row table:style-name="Table4.3">
          <table:table-cell table:style-name="Table4.A2" office:value-type="string">
            <text:p text:style-name="P11"><text:span text:style-name="T4">10</text:span></text:p>
          </table:table-cell>
          <table:table-cell table:style-name="Table4.A2" table:number-columns-spanned="2" office:value-type="string">
            <text:p text:style-name="P1"><text:span text:style-name="T9">Play sequence 0</text:span></text:p>
          </table:table-cell>
          <table:covered-table-cell/>
          <table:table-cell table:style-name="Table4.A2" office:value-type="string">
            <text:p text:style-name="P11"><text:span text:style-name="T4">50</text:span></text:p>
          </table:table-cell>
          <table:table-cell table:style-name="Table4.A2" office:value-type="string">
            <text:p text:style-name="P1"><text:span text:style-name="T9">Play RGB Sequence 0</text:span></text:p>
          </table:table-cell>
          <table:table-cell table:style-name="Table4.F2" office:value-type="string">
            <text:p text:style-name="P12"><text:span text:style-name="T4">90</text:span></text:p>
          </table:table-cell>
          <table:table-cell table:style-name="Table4.F2" office:value-type="string">
            <text:p text:style-name="P4"><text:span text:style-name="T9">Play sequence 0</text:span></text:p>
          </table:table-cell>
          <table:table-cell table:style-name="Table4.F2" office:value-type="string">
            <text:p text:style-name="P12"><text:span text:style-name="T4">D0</text:span></text:p>
          </table:table-cell>
          <table:table-cell table:style-name="Table4.F2" table:number-columns-spanned="0" office:value-type="string">
            <text:p text:style-name="P4"><text:span text:style-name="T9">Play RGB Sequence 0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1</text:span></text:p>
          </table:table-cell>
          <table:table-cell table:style-name="Table4.A2" table:number-columns-spanned="2" office:value-type="string">
            <text:p text:style-name="P1"><text:span text:style-name="T9">Play sequence 1</text:span></text:p>
          </table:table-cell>
          <table:covered-table-cell/>
          <table:table-cell table:style-name="Table4.A2" office:value-type="string">
            <text:p text:style-name="P11"><text:span text:style-name="T4">51</text:span></text:p>
          </table:table-cell>
          <table:table-cell table:style-name="Table4.A2" office:value-type="string">
            <text:p text:style-name="P1"><text:span text:style-name="T9">Play RGB Sequence 1</text:span></text:p>
          </table:table-cell>
          <table:table-cell table:style-name="Table4.F2" office:value-type="string">
            <text:p text:style-name="P12"><text:span text:style-name="T4">91</text:span></text:p>
          </table:table-cell>
          <table:table-cell table:style-name="Table4.F2" office:value-type="string">
            <text:p text:style-name="P4"><text:span text:style-name="T9">Play sequence 1</text:span></text:p>
          </table:table-cell>
          <table:table-cell table:style-name="Table4.F2" office:value-type="string">
            <text:p text:style-name="P12"><text:span text:style-name="T4">D1</text:span></text:p>
          </table:table-cell>
          <table:table-cell table:style-name="Table4.F2" table:number-columns-spanned="0" office:value-type="string">
            <text:p text:style-name="P4"><text:span text:style-name="T9">Play RGB Sequence 1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2</text:span></text:p>
          </table:table-cell>
          <table:table-cell table:style-name="Table4.A2" table:number-columns-spanned="2" office:value-type="string">
            <text:p text:style-name="P1"><text:span text:style-name="T9">Play sequence 2</text:span></text:p>
          </table:table-cell>
          <table:covered-table-cell/>
          <table:table-cell table:style-name="Table4.A2" office:value-type="string">
            <text:p text:style-name="P11"><text:span text:style-name="T4">52</text:span></text:p>
          </table:table-cell>
          <table:table-cell table:style-name="Table4.A2" office:value-type="string">
            <text:p text:style-name="P1"><text:span text:style-name="T9">Play RGB Sequence 2</text:span></text:p>
          </table:table-cell>
          <table:table-cell table:style-name="Table4.F2" office:value-type="string">
            <text:p text:style-name="P12"><text:span text:style-name="T4">92</text:span></text:p>
          </table:table-cell>
          <table:table-cell table:style-name="Table4.F2" office:value-type="string">
            <text:p text:style-name="P4"><text:span text:style-name="T9">Play sequence 2</text:span></text:p>
          </table:table-cell>
          <table:table-cell table:style-name="Table4.F2" office:value-type="string">
            <text:p text:style-name="P12"><text:span text:style-name="T4">D2</text:span></text:p>
          </table:table-cell>
          <table:table-cell table:style-name="Table4.F2" table:number-columns-spanned="0" office:value-type="string">
            <text:p text:style-name="P4"><text:span text:style-name="T9">Play RGB Sequence 2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3</text:span></text:p>
          </table:table-cell>
          <table:table-cell table:style-name="Table4.A2" table:number-columns-spanned="2" office:value-type="string">
            <text:p text:style-name="P1"><text:span text:style-name="T9">Play sequence 3</text:span></text:p>
          </table:table-cell>
          <table:covered-table-cell/>
          <table:table-cell table:style-name="Table4.A2" office:value-type="string">
            <text:p text:style-name="P11"><text:span text:style-name="T4">53</text:span></text:p>
          </table:table-cell>
          <table:table-cell table:style-name="Table4.A2" office:value-type="string">
            <text:p text:style-name="P1"><text:span text:style-name="T9">Play RGB Sequence 3</text:span></text:p>
          </table:table-cell>
          <table:table-cell table:style-name="Table4.F2" office:value-type="string">
            <text:p text:style-name="P12"><text:span text:style-name="T4">93</text:span></text:p>
          </table:table-cell>
          <table:table-cell table:style-name="Table4.F2" office:value-type="string">
            <text:p text:style-name="P4"><text:span text:style-name="T9">Play sequence 3</text:span></text:p>
          </table:table-cell>
          <table:table-cell table:style-name="Table4.F2" office:value-type="string">
            <text:p text:style-name="P12"><text:span text:style-name="T4">D3</text:span></text:p>
          </table:table-cell>
          <table:table-cell table:style-name="Table4.F2" table:number-columns-spanned="0" office:value-type="string">
            <text:p text:style-name="P4"><text:span text:style-name="T9">Play RGB Sequence 3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4</text:span></text:p>
          </table:table-cell>
          <table:table-cell table:style-name="Table4.A2" table:number-columns-spanned="2" office:value-type="string">
            <text:p text:style-name="P1"><text:span text:style-name="T9">Play sequence 4</text:span></text:p>
          </table:table-cell>
          <table:covered-table-cell/>
          <table:table-cell table:style-name="Table4.A2" office:value-type="string">
            <text:p text:style-name="P11"><text:span text:style-name="T4">54</text:span></text:p>
          </table:table-cell>
          <table:table-cell table:style-name="Table4.A2" office:value-type="string">
            <text:p text:style-name="P1"><text:span text:style-name="T9">Play RGB Sequence 4</text:span></text:p>
          </table:table-cell>
          <table:table-cell table:style-name="Table4.F2" office:value-type="string">
            <text:p text:style-name="P12"><text:span text:style-name="T4">94</text:span></text:p>
          </table:table-cell>
          <table:table-cell table:style-name="Table4.F2" office:value-type="string">
            <text:p text:style-name="P4"><text:span text:style-name="T9">Play sequence 4</text:span></text:p>
          </table:table-cell>
          <table:table-cell table:style-name="Table4.F2" office:value-type="string">
            <text:p text:style-name="P12"><text:span text:style-name="T4">D4</text:span></text:p>
          </table:table-cell>
          <table:table-cell table:style-name="Table4.F2" table:number-columns-spanned="0" office:value-type="string">
            <text:p text:style-name="P4"><text:span text:style-name="T9">Play RGB Sequence 4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5</text:span></text:p>
          </table:table-cell>
          <table:table-cell table:style-name="Table4.A2" table:number-columns-spanned="2" office:value-type="string">
            <text:p text:style-name="P1"><text:span text:style-name="T9">Play sequence 5</text:span></text:p>
          </table:table-cell>
          <table:covered-table-cell/>
          <table:table-cell table:style-name="Table4.A2" office:value-type="string">
            <text:p text:style-name="P11"><text:span text:style-name="T4">55</text:span></text:p>
          </table:table-cell>
          <table:table-cell table:style-name="Table4.A2" office:value-type="string">
            <text:p text:style-name="P1"><text:span text:style-name="T9">Play RGB Sequence 5</text:span></text:p>
          </table:table-cell>
          <table:table-cell table:style-name="Table4.F2" office:value-type="string">
            <text:p text:style-name="P12"><text:span text:style-name="T4">95</text:span></text:p>
          </table:table-cell>
          <table:table-cell table:style-name="Table4.F2" office:value-type="string">
            <text:p text:style-name="P4"><text:span text:style-name="T9">Play sequence 5</text:span></text:p>
          </table:table-cell>
          <table:table-cell table:style-name="Table4.F2" office:value-type="string">
            <text:p text:style-name="P12"><text:span text:style-name="T4">D5</text:span></text:p>
          </table:table-cell>
          <table:table-cell table:style-name="Table4.F2" table:number-columns-spanned="0" office:value-type="string">
            <text:p text:style-name="P4"><text:span text:style-name="T9">Play RGB Sequence 5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6</text:span></text:p>
          </table:table-cell>
          <table:table-cell table:style-name="Table4.A2" table:number-columns-spanned="2" office:value-type="string">
            <text:p text:style-name="P1"><text:span text:style-name="T9">Play sequence 6</text:span></text:p>
          </table:table-cell>
          <table:covered-table-cell/>
          <table:table-cell table:style-name="Table4.A2" office:value-type="string">
            <text:p text:style-name="P11"><text:span text:style-name="T4">56</text:span></text:p>
          </table:table-cell>
          <table:table-cell table:style-name="Table4.A2" office:value-type="string">
            <text:p text:style-name="P1"><text:span text:style-name="T9">Play RGB Sequence 6</text:span></text:p>
          </table:table-cell>
          <table:table-cell table:style-name="Table4.F2" office:value-type="string">
            <text:p text:style-name="P12"><text:span text:style-name="T4">96</text:span></text:p>
          </table:table-cell>
          <table:table-cell table:style-name="Table4.F2" office:value-type="string">
            <text:p text:style-name="P4"><text:span text:style-name="T9">Play sequence 6</text:span></text:p>
          </table:table-cell>
          <table:table-cell table:style-name="Table4.F2" office:value-type="string">
            <text:p text:style-name="P12"><text:span text:style-name="T4">D6</text:span></text:p>
          </table:table-cell>
          <table:table-cell table:style-name="Table4.F2" table:number-columns-spanned="0" office:value-type="string">
            <text:p text:style-name="P4"><text:span text:style-name="T9">Play RGB Sequence 6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7</text:span></text:p>
          </table:table-cell>
          <table:table-cell table:style-name="Table4.A2" table:number-columns-spanned="2" office:value-type="string">
            <text:p text:style-name="P1"><text:span text:style-name="T9">Play sequence 7</text:span></text:p>
          </table:table-cell>
          <table:covered-table-cell/>
          <table:table-cell table:style-name="Table4.A2" office:value-type="string">
            <text:p text:style-name="P11"><text:span text:style-name="T4">57</text:span></text:p>
          </table:table-cell>
          <table:table-cell table:style-name="Table4.A2" office:value-type="string">
            <text:p text:style-name="P1"><text:span text:style-name="T9">Play RGB Sequence 7</text:span></text:p>
          </table:table-cell>
          <table:table-cell table:style-name="Table4.F2" office:value-type="string">
            <text:p text:style-name="P12"><text:span text:style-name="T4">97</text:span></text:p>
          </table:table-cell>
          <table:table-cell table:style-name="Table4.F2" office:value-type="string">
            <text:p text:style-name="P4"><text:span text:style-name="T9">Play sequence 7</text:span></text:p>
          </table:table-cell>
          <table:table-cell table:style-name="Table4.F2" office:value-type="string">
            <text:p text:style-name="P12"><text:span text:style-name="T4">D7</text:span></text:p>
          </table:table-cell>
          <table:table-cell table:style-name="Table4.F2" table:number-columns-spanned="0" office:value-type="string">
            <text:p text:style-name="P4"><text:span text:style-name="T9">Play RGB Sequence 7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8</text:span></text:p>
          </table:table-cell>
          <table:table-cell table:style-name="Table4.A2" table:number-columns-spanned="2" office:value-type="string">
            <text:p text:style-name="P1"><text:span text:style-name="T9">Play sequence 0 with fade</text:span></text:p>
          </table:table-cell>
          <table:covered-table-cell/>
          <table:table-cell table:style-name="Table4.A2" office:value-type="string">
            <text:p text:style-name="P11"><text:span text:style-name="T4">58</text:span></text:p>
          </table:table-cell>
          <table:table-cell table:style-name="Table4.A2" office:value-type="string">
            <text:p text:style-name="P1"><text:span text:style-name="T9">Play RGB Sequence 0 with fade</text:span></text:p>
          </table:table-cell>
          <table:table-cell table:style-name="Table4.F2" office:value-type="string">
            <text:p text:style-name="P12"><text:span text:style-name="T4">98</text:span></text:p>
          </table:table-cell>
          <table:table-cell table:style-name="Table4.F2" office:value-type="string">
            <text:p text:style-name="P4"><text:span text:style-name="T9">Play sequence 0 with fade</text:span></text:p>
          </table:table-cell>
          <table:table-cell table:style-name="Table4.F2" office:value-type="string">
            <text:p text:style-name="P12"><text:span text:style-name="T4">D8</text:span></text:p>
          </table:table-cell>
          <table:table-cell table:style-name="Table4.F2" table:number-columns-spanned="0" office:value-type="string">
            <text:p text:style-name="P4"><text:span text:style-name="T9">Play RGB Sequence 0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9</text:span></text:p>
          </table:table-cell>
          <table:table-cell table:style-name="Table4.A2" table:number-columns-spanned="2" office:value-type="string">
            <text:p text:style-name="P1"><text:span text:style-name="T9">Play sequence 1 with fade</text:span></text:p>
          </table:table-cell>
          <table:covered-table-cell/>
          <table:table-cell table:style-name="Table4.A2" office:value-type="string">
            <text:p text:style-name="P11"><text:span text:style-name="T4">59</text:span></text:p>
          </table:table-cell>
          <table:table-cell table:style-name="Table4.A2" office:value-type="string">
            <text:p text:style-name="P1"><text:span text:style-name="T9">Play RGB Sequence 1 with fade</text:span></text:p>
          </table:table-cell>
          <table:table-cell table:style-name="Table4.F2" office:value-type="string">
            <text:p text:style-name="P12"><text:span text:style-name="T4">99</text:span></text:p>
          </table:table-cell>
          <table:table-cell table:style-name="Table4.F2" office:value-type="string">
            <text:p text:style-name="P4"><text:span text:style-name="T9">Play sequence 1 with fade</text:span></text:p>
          </table:table-cell>
          <table:table-cell table:style-name="Table4.F2" office:value-type="string">
            <text:p text:style-name="P12"><text:span text:style-name="T4">D9</text:span></text:p>
          </table:table-cell>
          <table:table-cell table:style-name="Table4.F2" table:number-columns-spanned="0" office:value-type="string">
            <text:p text:style-name="P4"><text:span text:style-name="T9">Play RGB Sequence 1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A</text:span></text:p>
          </table:table-cell>
          <table:table-cell table:style-name="Table4.A2" table:number-columns-spanned="2" office:value-type="string">
            <text:p text:style-name="P1"><text:span text:style-name="T9">Play sequence 2 with fade</text:span></text:p>
          </table:table-cell>
          <table:covered-table-cell/>
          <table:table-cell table:style-name="Table4.A2" office:value-type="string">
            <text:p text:style-name="P11"><text:span text:style-name="T4">5A</text:span></text:p>
          </table:table-cell>
          <table:table-cell table:style-name="Table4.A2" office:value-type="string">
            <text:p text:style-name="P1"><text:span text:style-name="T9">Play RGB Sequence 2 with fade</text:span></text:p>
          </table:table-cell>
          <table:table-cell table:style-name="Table4.F2" office:value-type="string">
            <text:p text:style-name="P12"><text:span text:style-name="T4">9A</text:span></text:p>
          </table:table-cell>
          <table:table-cell table:style-name="Table4.F2" office:value-type="string">
            <text:p text:style-name="P4"><text:span text:style-name="T9">Play sequence 2 with fade</text:span></text:p>
          </table:table-cell>
          <table:table-cell table:style-name="Table4.F2" office:value-type="string">
            <text:p text:style-name="P12"><text:span text:style-name="T4">DA</text:span></text:p>
          </table:table-cell>
          <table:table-cell table:style-name="Table4.F2" table:number-columns-spanned="0" office:value-type="string">
            <text:p text:style-name="P4"><text:span text:style-name="T9">Play RGB Sequence 2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B</text:span></text:p>
          </table:table-cell>
          <table:table-cell table:style-name="Table4.A2" table:number-columns-spanned="2" office:value-type="string">
            <text:p text:style-name="P1"><text:span text:style-name="T9">Play sequence 3 with fade</text:span></text:p>
          </table:table-cell>
          <table:covered-table-cell/>
          <table:table-cell table:style-name="Table4.A2" office:value-type="string">
            <text:p text:style-name="P11"><text:span text:style-name="T4">5B</text:span></text:p>
          </table:table-cell>
          <table:table-cell table:style-name="Table4.A2" office:value-type="string">
            <text:p text:style-name="P1"><text:span text:style-name="T9">Play RGB Sequence 3 with fade</text:span></text:p>
          </table:table-cell>
          <table:table-cell table:style-name="Table4.F2" office:value-type="string">
            <text:p text:style-name="P12"><text:span text:style-name="T4">9B</text:span></text:p>
          </table:table-cell>
          <table:table-cell table:style-name="Table4.F2" office:value-type="string">
            <text:p text:style-name="P4"><text:span text:style-name="T9">Play sequence 3 with fade</text:span></text:p>
          </table:table-cell>
          <table:table-cell table:style-name="Table4.F2" office:value-type="string">
            <text:p text:style-name="P12"><text:span text:style-name="T4">DB</text:span></text:p>
          </table:table-cell>
          <table:table-cell table:style-name="Table4.F2" table:number-columns-spanned="0" office:value-type="string">
            <text:p text:style-name="P4"><text:span text:style-name="T9">Play RGB Sequence 3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C</text:span></text:p>
          </table:table-cell>
          <table:table-cell table:style-name="Table4.A2" table:number-columns-spanned="2" office:value-type="string">
            <text:p text:style-name="P1"><text:span text:style-name="T9">Play sequence 4 with fade</text:span></text:p>
          </table:table-cell>
          <table:covered-table-cell/>
          <table:table-cell table:style-name="Table4.A2" office:value-type="string">
            <text:p text:style-name="P11"><text:span text:style-name="T4">5C</text:span></text:p>
          </table:table-cell>
          <table:table-cell table:style-name="Table4.A2" office:value-type="string">
            <text:p text:style-name="P1"><text:span text:style-name="T9">Play RGB Sequence 4 with fade</text:span></text:p>
          </table:table-cell>
          <table:table-cell table:style-name="Table4.F2" office:value-type="string">
            <text:p text:style-name="P12"><text:span text:style-name="T4">9C</text:span></text:p>
          </table:table-cell>
          <table:table-cell table:style-name="Table4.F2" office:value-type="string">
            <text:p text:style-name="P4"><text:span text:style-name="T9">Play sequence 4 with fade</text:span></text:p>
          </table:table-cell>
          <table:table-cell table:style-name="Table4.F2" office:value-type="string">
            <text:p text:style-name="P12"><text:span text:style-name="T4">DC</text:span></text:p>
          </table:table-cell>
          <table:table-cell table:style-name="Table4.F2" table:number-columns-spanned="0" office:value-type="string">
            <text:p text:style-name="P4"><text:span text:style-name="T9">Play RGB Sequence 4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D</text:span></text:p>
          </table:table-cell>
          <table:table-cell table:style-name="Table4.A2" table:number-columns-spanned="2" office:value-type="string">
            <text:p text:style-name="P1"><text:span text:style-name="T9">Play sequence 5 with fade</text:span></text:p>
          </table:table-cell>
          <table:covered-table-cell/>
          <table:table-cell table:style-name="Table4.A2" office:value-type="string">
            <text:p text:style-name="P11"><text:span text:style-name="T4">5D</text:span></text:p>
          </table:table-cell>
          <table:table-cell table:style-name="Table4.A2" office:value-type="string">
            <text:p text:style-name="P1"><text:span text:style-name="T9">Play RGB Sequence 5 with fade</text:span></text:p>
          </table:table-cell>
          <table:table-cell table:style-name="Table4.F2" office:value-type="string">
            <text:p text:style-name="P12"><text:span text:style-name="T4">9D</text:span></text:p>
          </table:table-cell>
          <table:table-cell table:style-name="Table4.F2" office:value-type="string">
            <text:p text:style-name="P4"><text:span text:style-name="T9">Play sequence 5 with fade</text:span></text:p>
          </table:table-cell>
          <table:table-cell table:style-name="Table4.F2" office:value-type="string">
            <text:p text:style-name="P12"><text:span text:style-name="T4">DD</text:span></text:p>
          </table:table-cell>
          <table:table-cell table:style-name="Table4.F2" table:number-columns-spanned="0" office:value-type="string">
            <text:p text:style-name="P4"><text:span text:style-name="T9">Play RGB Sequence 5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E</text:span></text:p>
          </table:table-cell>
          <table:table-cell table:style-name="Table4.A2" table:number-columns-spanned="2" office:value-type="string">
            <text:p text:style-name="P1"><text:span text:style-name="T9">Play sequence 6 with fade</text:span></text:p>
          </table:table-cell>
          <table:covered-table-cell/>
          <table:table-cell table:style-name="Table4.A2" office:value-type="string">
            <text:p text:style-name="P11"><text:span text:style-name="T4">5E</text:span></text:p>
          </table:table-cell>
          <table:table-cell table:style-name="Table4.A2" office:value-type="string">
            <text:p text:style-name="P1"><text:span text:style-name="T9">Play RGB Sequence 6 with fade</text:span></text:p>
          </table:table-cell>
          <table:table-cell table:style-name="Table4.F2" office:value-type="string">
            <text:p text:style-name="P12"><text:span text:style-name="T4">9E</text:span></text:p>
          </table:table-cell>
          <table:table-cell table:style-name="Table4.F2" office:value-type="string">
            <text:p text:style-name="P4"><text:span text:style-name="T9">Play sequence 6 with fade</text:span></text:p>
          </table:table-cell>
          <table:table-cell table:style-name="Table4.F2" office:value-type="string">
            <text:p text:style-name="P12"><text:span text:style-name="T4">DE</text:span></text:p>
          </table:table-cell>
          <table:table-cell table:style-name="Table4.F2" table:number-columns-spanned="0" office:value-type="string">
            <text:p text:style-name="P4"><text:span text:style-name="T9">Play RGB Sequence 6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1F</text:span></text:p>
          </table:table-cell>
          <table:table-cell table:style-name="Table4.A2" table:number-columns-spanned="2" office:value-type="string">
            <text:p text:style-name="P1"><text:span text:style-name="T9">Play sequence 7 with fade</text:span></text:p>
          </table:table-cell>
          <table:covered-table-cell/>
          <table:table-cell table:style-name="Table4.A2" office:value-type="string">
            <text:p text:style-name="P11"><text:span text:style-name="T4">5F</text:span></text:p>
          </table:table-cell>
          <table:table-cell table:style-name="Table4.A2" office:value-type="string">
            <text:p text:style-name="P1"><text:span text:style-name="T9">Play RGB Sequence 7 with fade</text:span></text:p>
          </table:table-cell>
          <table:table-cell table:style-name="Table4.F2" office:value-type="string">
            <text:p text:style-name="P12"><text:span text:style-name="T4">9F</text:span></text:p>
          </table:table-cell>
          <table:table-cell table:style-name="Table4.F2" office:value-type="string">
            <text:p text:style-name="P4"><text:span text:style-name="T9">Play sequence 7 with fade</text:span></text:p>
          </table:table-cell>
          <table:table-cell table:style-name="Table4.F2" office:value-type="string">
            <text:p text:style-name="P12"><text:span text:style-name="T4">DF</text:span></text:p>
          </table:table-cell>
          <table:table-cell table:style-name="Table4.F2" table:number-columns-spanned="0" office:value-type="string">
            <text:p text:style-name="P4"><text:span text:style-name="T9">Play RGB Sequence 7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0</text:span></text:p>
          </table:table-cell>
          <table:table-cell table:style-name="Table4.A2" table:number-columns-spanned="2" office:value-type="string">
            <text:p text:style-name="P1"><text:span text:style-name="T9">Loop sequence 0</text:span></text:p>
          </table:table-cell>
          <table:covered-table-cell/>
          <table:table-cell table:style-name="Table4.A2" office:value-type="string">
            <text:p text:style-name="P11"><text:span text:style-name="T4">60</text:span></text:p>
          </table:table-cell>
          <table:table-cell table:style-name="Table4.A2" office:value-type="string">
            <text:p text:style-name="P1"><text:span text:style-name="T9">Loop RGB sequence 0</text:span></text:p>
          </table:table-cell>
          <table:table-cell table:style-name="Table4.F2" office:value-type="string">
            <text:p text:style-name="P12"><text:span text:style-name="T4">A0</text:span></text:p>
          </table:table-cell>
          <table:table-cell table:style-name="Table4.F2" office:value-type="string">
            <text:p text:style-name="P4"><text:span text:style-name="T9">Loop sequence 0</text:span></text:p>
          </table:table-cell>
          <table:table-cell table:style-name="Table4.F2" office:value-type="string">
            <text:p text:style-name="P12"><text:span text:style-name="T4">E0</text:span></text:p>
          </table:table-cell>
          <table:table-cell table:style-name="Table4.F2" table:number-columns-spanned="0" office:value-type="string">
            <text:p text:style-name="P4"><text:span text:style-name="T9">Loop RGB sequence 0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1</text:span></text:p>
          </table:table-cell>
          <table:table-cell table:style-name="Table4.A2" table:number-columns-spanned="2" office:value-type="string">
            <text:p text:style-name="P1"><text:span text:style-name="T9">Loop sequence 1</text:span></text:p>
          </table:table-cell>
          <table:covered-table-cell/>
          <table:table-cell table:style-name="Table4.A2" office:value-type="string">
            <text:p text:style-name="P11"><text:span text:style-name="T4">61</text:span></text:p>
          </table:table-cell>
          <table:table-cell table:style-name="Table4.A2" office:value-type="string">
            <text:p text:style-name="P1"><text:span text:style-name="T9">Loop RGB sequence 1</text:span></text:p>
          </table:table-cell>
          <table:table-cell table:style-name="Table4.F2" office:value-type="string">
            <text:p text:style-name="P12"><text:span text:style-name="T4">A1</text:span></text:p>
          </table:table-cell>
          <table:table-cell table:style-name="Table4.F2" office:value-type="string">
            <text:p text:style-name="P4"><text:span text:style-name="T9">Loop sequence 1</text:span></text:p>
          </table:table-cell>
          <table:table-cell table:style-name="Table4.F2" office:value-type="string">
            <text:p text:style-name="P12"><text:span text:style-name="T4">E1</text:span></text:p>
          </table:table-cell>
          <table:table-cell table:style-name="Table4.F2" table:number-columns-spanned="0" office:value-type="string">
            <text:p text:style-name="P4"><text:span text:style-name="T9">Loop RGB sequence 1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2</text:span></text:p>
          </table:table-cell>
          <table:table-cell table:style-name="Table4.A2" table:number-columns-spanned="2" office:value-type="string">
            <text:p text:style-name="P1"><text:span text:style-name="T9">Loop sequence 2</text:span></text:p>
          </table:table-cell>
          <table:covered-table-cell/>
          <table:table-cell table:style-name="Table4.A2" office:value-type="string">
            <text:p text:style-name="P11"><text:span text:style-name="T4">62</text:span></text:p>
          </table:table-cell>
          <table:table-cell table:style-name="Table4.A2" office:value-type="string">
            <text:p text:style-name="P1"><text:span text:style-name="T9">Loop RGB sequence 2</text:span></text:p>
          </table:table-cell>
          <table:table-cell table:style-name="Table4.F2" office:value-type="string">
            <text:p text:style-name="P12"><text:span text:style-name="T4">A2</text:span></text:p>
          </table:table-cell>
          <table:table-cell table:style-name="Table4.F2" office:value-type="string">
            <text:p text:style-name="P4"><text:span text:style-name="T9">Loop sequence 2</text:span></text:p>
          </table:table-cell>
          <table:table-cell table:style-name="Table4.F2" office:value-type="string">
            <text:p text:style-name="P12"><text:span text:style-name="T4">E2</text:span></text:p>
          </table:table-cell>
          <table:table-cell table:style-name="Table4.F2" table:number-columns-spanned="0" office:value-type="string">
            <text:p text:style-name="P4"><text:span text:style-name="T9">Loop RGB sequence 2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3</text:span></text:p>
          </table:table-cell>
          <table:table-cell table:style-name="Table4.A2" table:number-columns-spanned="2" office:value-type="string">
            <text:p text:style-name="P1"><text:span text:style-name="T9">Loop sequence 3</text:span></text:p>
          </table:table-cell>
          <table:covered-table-cell/>
          <table:table-cell table:style-name="Table4.A2" office:value-type="string">
            <text:p text:style-name="P11"><text:span text:style-name="T4">63</text:span></text:p>
          </table:table-cell>
          <table:table-cell table:style-name="Table4.A2" office:value-type="string">
            <text:p text:style-name="P1"><text:span text:style-name="T9">Loop RGB sequence 3</text:span></text:p>
          </table:table-cell>
          <table:table-cell table:style-name="Table4.F2" office:value-type="string">
            <text:p text:style-name="P12"><text:span text:style-name="T4">A3</text:span></text:p>
          </table:table-cell>
          <table:table-cell table:style-name="Table4.F2" office:value-type="string">
            <text:p text:style-name="P4"><text:span text:style-name="T9">Loop sequence 3</text:span></text:p>
          </table:table-cell>
          <table:table-cell table:style-name="Table4.F2" office:value-type="string">
            <text:p text:style-name="P12"><text:span text:style-name="T4">E3</text:span></text:p>
          </table:table-cell>
          <table:table-cell table:style-name="Table4.F2" table:number-columns-spanned="0" office:value-type="string">
            <text:p text:style-name="P4"><text:span text:style-name="T9">Loop RGB sequence 3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4</text:span></text:p>
          </table:table-cell>
          <table:table-cell table:style-name="Table4.A2" table:number-columns-spanned="2" office:value-type="string">
            <text:p text:style-name="P1"><text:span text:style-name="T9">Loop sequence 4</text:span></text:p>
          </table:table-cell>
          <table:covered-table-cell/>
          <table:table-cell table:style-name="Table4.A2" office:value-type="string">
            <text:p text:style-name="P11"><text:span text:style-name="T4">64</text:span></text:p>
          </table:table-cell>
          <table:table-cell table:style-name="Table4.A2" office:value-type="string">
            <text:p text:style-name="P1"><text:span text:style-name="T9">Loop RGB sequence 4</text:span></text:p>
          </table:table-cell>
          <table:table-cell table:style-name="Table4.F2" office:value-type="string">
            <text:p text:style-name="P12"><text:span text:style-name="T4">A4</text:span></text:p>
          </table:table-cell>
          <table:table-cell table:style-name="Table4.F2" office:value-type="string">
            <text:p text:style-name="P4"><text:span text:style-name="T9">Loop sequence 4</text:span></text:p>
          </table:table-cell>
          <table:table-cell table:style-name="Table4.F2" office:value-type="string">
            <text:p text:style-name="P12"><text:span text:style-name="T4">E4</text:span></text:p>
          </table:table-cell>
          <table:table-cell table:style-name="Table4.F2" table:number-columns-spanned="0" office:value-type="string">
            <text:p text:style-name="P4"><text:span text:style-name="T9">Loop RGB sequence 4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5</text:span></text:p>
          </table:table-cell>
          <table:table-cell table:style-name="Table4.A2" table:number-columns-spanned="2" office:value-type="string">
            <text:p text:style-name="P1"><text:span text:style-name="T9">Loop sequence 5</text:span></text:p>
          </table:table-cell>
          <table:covered-table-cell/>
          <table:table-cell table:style-name="Table4.A2" office:value-type="string">
            <text:p text:style-name="P11"><text:span text:style-name="T4">65</text:span></text:p>
          </table:table-cell>
          <table:table-cell table:style-name="Table4.A2" office:value-type="string">
            <text:p text:style-name="P1"><text:span text:style-name="T9">Loop RGB sequence 5</text:span></text:p>
          </table:table-cell>
          <table:table-cell table:style-name="Table4.F2" office:value-type="string">
            <text:p text:style-name="P12"><text:span text:style-name="T4">A5</text:span></text:p>
          </table:table-cell>
          <table:table-cell table:style-name="Table4.F2" office:value-type="string">
            <text:p text:style-name="P4"><text:span text:style-name="T9">Loop sequence 5</text:span></text:p>
          </table:table-cell>
          <table:table-cell table:style-name="Table4.F2" office:value-type="string">
            <text:p text:style-name="P12"><text:span text:style-name="T4">E5</text:span></text:p>
          </table:table-cell>
          <table:table-cell table:style-name="Table4.F2" table:number-columns-spanned="0" office:value-type="string">
            <text:p text:style-name="P4"><text:span text:style-name="T9">Loop RGB sequence 5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6</text:span></text:p>
          </table:table-cell>
          <table:table-cell table:style-name="Table4.A2" table:number-columns-spanned="2" office:value-type="string">
            <text:p text:style-name="P1"><text:span text:style-name="T9">Loop sequence 6</text:span></text:p>
          </table:table-cell>
          <table:covered-table-cell/>
          <table:table-cell table:style-name="Table4.A2" office:value-type="string">
            <text:p text:style-name="P11"><text:span text:style-name="T4">66</text:span></text:p>
          </table:table-cell>
          <table:table-cell table:style-name="Table4.A2" office:value-type="string">
            <text:p text:style-name="P1"><text:span text:style-name="T9">Loop RGB sequence 6</text:span></text:p>
          </table:table-cell>
          <table:table-cell table:style-name="Table4.F2" office:value-type="string">
            <text:p text:style-name="P12"><text:span text:style-name="T4">A6</text:span></text:p>
          </table:table-cell>
          <table:table-cell table:style-name="Table4.F2" office:value-type="string">
            <text:p text:style-name="P4"><text:span text:style-name="T9">Loop sequence 6</text:span></text:p>
          </table:table-cell>
          <table:table-cell table:style-name="Table4.F2" office:value-type="string">
            <text:p text:style-name="P12"><text:span text:style-name="T4">E6</text:span></text:p>
          </table:table-cell>
          <table:table-cell table:style-name="Table4.F2" table:number-columns-spanned="0" office:value-type="string">
            <text:p text:style-name="P4"><text:span text:style-name="T9">Loop RGB sequence 6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7</text:span></text:p>
          </table:table-cell>
          <table:table-cell table:style-name="Table4.A2" table:number-columns-spanned="2" office:value-type="string">
            <text:p text:style-name="P1"><text:span text:style-name="T9">Loop sequence 7</text:span></text:p>
          </table:table-cell>
          <table:covered-table-cell/>
          <table:table-cell table:style-name="Table4.A2" office:value-type="string">
            <text:p text:style-name="P11"><text:span text:style-name="T4">67</text:span></text:p>
          </table:table-cell>
          <table:table-cell table:style-name="Table4.A2" office:value-type="string">
            <text:p text:style-name="P1"><text:span text:style-name="T9">Loop RGB sequence 7</text:span></text:p>
          </table:table-cell>
          <table:table-cell table:style-name="Table4.F2" office:value-type="string">
            <text:p text:style-name="P12"><text:span text:style-name="T4">A7</text:span></text:p>
          </table:table-cell>
          <table:table-cell table:style-name="Table4.F2" office:value-type="string">
            <text:p text:style-name="P4"><text:span text:style-name="T9">Loop sequence 7</text:span></text:p>
          </table:table-cell>
          <table:table-cell table:style-name="Table4.F2" office:value-type="string">
            <text:p text:style-name="P12"><text:span text:style-name="T4">E7</text:span></text:p>
          </table:table-cell>
          <table:table-cell table:style-name="Table4.F2" table:number-columns-spanned="0" office:value-type="string">
            <text:p text:style-name="P4"><text:span text:style-name="T9">Loop RGB sequence 7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8</text:span></text:p>
          </table:table-cell>
          <table:table-cell table:style-name="Table4.A2" table:number-columns-spanned="2" office:value-type="string">
            <text:p text:style-name="P1"><text:span text:style-name="T9">Loop sequence 0 with fade</text:span></text:p>
          </table:table-cell>
          <table:covered-table-cell/>
          <table:table-cell table:style-name="Table4.A2" office:value-type="string">
            <text:p text:style-name="P11"><text:span text:style-name="T4">68</text:span></text:p>
          </table:table-cell>
          <table:table-cell table:style-name="Table4.A2" office:value-type="string">
            <text:p text:style-name="P1"><text:span text:style-name="T9">Loop RGB sequence 0 with fade</text:span></text:p>
          </table:table-cell>
          <table:table-cell table:style-name="Table4.F2" office:value-type="string">
            <text:p text:style-name="P12"><text:span text:style-name="T4">A8</text:span></text:p>
          </table:table-cell>
          <table:table-cell table:style-name="Table4.F2" office:value-type="string">
            <text:p text:style-name="P4"><text:span text:style-name="T9">Loop sequence 0 with fade</text:span></text:p>
          </table:table-cell>
          <table:table-cell table:style-name="Table4.F2" office:value-type="string">
            <text:p text:style-name="P12"><text:span text:style-name="T4">E8</text:span></text:p>
          </table:table-cell>
          <table:table-cell table:style-name="Table4.F2" table:number-columns-spanned="0" office:value-type="string">
            <text:p text:style-name="P4"><text:span text:style-name="T9">Loop RGB sequence 0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9</text:span></text:p>
          </table:table-cell>
          <table:table-cell table:style-name="Table4.A2" table:number-columns-spanned="2" office:value-type="string">
            <text:p text:style-name="P1"><text:span text:style-name="T9">Loop sequence 1 with fade</text:span></text:p>
          </table:table-cell>
          <table:covered-table-cell/>
          <table:table-cell table:style-name="Table4.A2" office:value-type="string">
            <text:p text:style-name="P11"><text:span text:style-name="T4">69</text:span></text:p>
          </table:table-cell>
          <table:table-cell table:style-name="Table4.A2" office:value-type="string">
            <text:p text:style-name="P1"><text:span text:style-name="T9">Loop RGB sequence 1 with fade</text:span></text:p>
          </table:table-cell>
          <table:table-cell table:style-name="Table4.F2" office:value-type="string">
            <text:p text:style-name="P12"><text:span text:style-name="T4">A9</text:span></text:p>
          </table:table-cell>
          <table:table-cell table:style-name="Table4.F2" office:value-type="string">
            <text:p text:style-name="P4"><text:span text:style-name="T9">Loop sequence 1 with fade</text:span></text:p>
          </table:table-cell>
          <table:table-cell table:style-name="Table4.F2" office:value-type="string">
            <text:p text:style-name="P12"><text:span text:style-name="T4">E9</text:span></text:p>
          </table:table-cell>
          <table:table-cell table:style-name="Table4.F2" table:number-columns-spanned="0" office:value-type="string">
            <text:p text:style-name="P4"><text:span text:style-name="T9">Loop RGB sequence 1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A</text:span></text:p>
          </table:table-cell>
          <table:table-cell table:style-name="Table4.A2" table:number-columns-spanned="2" office:value-type="string">
            <text:p text:style-name="P1"><text:span text:style-name="T9">Loop sequence 2 with fade</text:span></text:p>
          </table:table-cell>
          <table:covered-table-cell/>
          <table:table-cell table:style-name="Table4.A2" office:value-type="string">
            <text:p text:style-name="P11"><text:span text:style-name="T4">6A</text:span></text:p>
          </table:table-cell>
          <table:table-cell table:style-name="Table4.A2" office:value-type="string">
            <text:p text:style-name="P1"><text:span text:style-name="T9">Loop RGB sequence 2 with fade</text:span></text:p>
          </table:table-cell>
          <table:table-cell table:style-name="Table4.F2" office:value-type="string">
            <text:p text:style-name="P12"><text:span text:style-name="T4">AA</text:span></text:p>
          </table:table-cell>
          <table:table-cell table:style-name="Table4.F2" office:value-type="string">
            <text:p text:style-name="P4"><text:span text:style-name="T9">Loop sequence 2 with fade</text:span></text:p>
          </table:table-cell>
          <table:table-cell table:style-name="Table4.F2" office:value-type="string">
            <text:p text:style-name="P12"><text:span text:style-name="T4">EA</text:span></text:p>
          </table:table-cell>
          <table:table-cell table:style-name="Table4.F2" table:number-columns-spanned="0" office:value-type="string">
            <text:p text:style-name="P4"><text:span text:style-name="T9">Loop RGB sequence 2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B</text:span></text:p>
          </table:table-cell>
          <table:table-cell table:style-name="Table4.A2" table:number-columns-spanned="2" office:value-type="string">
            <text:p text:style-name="P1"><text:span text:style-name="T9">Loop sequence 3 with fade</text:span></text:p>
          </table:table-cell>
          <table:covered-table-cell/>
          <table:table-cell table:style-name="Table4.A2" office:value-type="string">
            <text:p text:style-name="P11"><text:span text:style-name="T4">6B</text:span></text:p>
          </table:table-cell>
          <table:table-cell table:style-name="Table4.A2" office:value-type="string">
            <text:p text:style-name="P1"><text:span text:style-name="T9">Loop RGB sequence 3 with fade</text:span></text:p>
          </table:table-cell>
          <table:table-cell table:style-name="Table4.F2" office:value-type="string">
            <text:p text:style-name="P12"><text:span text:style-name="T4">AB</text:span></text:p>
          </table:table-cell>
          <table:table-cell table:style-name="Table4.F2" office:value-type="string">
            <text:p text:style-name="P4"><text:span text:style-name="T9">Loop sequence 3 with fade</text:span></text:p>
          </table:table-cell>
          <table:table-cell table:style-name="Table4.F2" office:value-type="string">
            <text:p text:style-name="P12"><text:span text:style-name="T4">EB</text:span></text:p>
          </table:table-cell>
          <table:table-cell table:style-name="Table4.F2" table:number-columns-spanned="0" office:value-type="string">
            <text:p text:style-name="P4"><text:span text:style-name="T9">Loop RGB sequence 3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C</text:span></text:p>
          </table:table-cell>
          <table:table-cell table:style-name="Table4.A2" table:number-columns-spanned="2" office:value-type="string">
            <text:p text:style-name="P1"><text:span text:style-name="T9">Loop sequence 4 with fade</text:span></text:p>
          </table:table-cell>
          <table:covered-table-cell/>
          <table:table-cell table:style-name="Table4.A2" office:value-type="string">
            <text:p text:style-name="P11"><text:span text:style-name="T4">6C</text:span></text:p>
          </table:table-cell>
          <table:table-cell table:style-name="Table4.A2" office:value-type="string">
            <text:p text:style-name="P1"><text:span text:style-name="T9">Loop RGB sequence 4 with fade</text:span></text:p>
          </table:table-cell>
          <table:table-cell table:style-name="Table4.F2" office:value-type="string">
            <text:p text:style-name="P12"><text:span text:style-name="T4">AC</text:span></text:p>
          </table:table-cell>
          <table:table-cell table:style-name="Table4.F2" office:value-type="string">
            <text:p text:style-name="P4"><text:span text:style-name="T9">Loop sequence 4 with fade</text:span></text:p>
          </table:table-cell>
          <table:table-cell table:style-name="Table4.F2" office:value-type="string">
            <text:p text:style-name="P12"><text:span text:style-name="T4">EC</text:span></text:p>
          </table:table-cell>
          <table:table-cell table:style-name="Table4.F2" table:number-columns-spanned="0" office:value-type="string">
            <text:p text:style-name="P4"><text:span text:style-name="T9">Loop RGB sequence 4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D</text:span></text:p>
          </table:table-cell>
          <table:table-cell table:style-name="Table4.A2" table:number-columns-spanned="2" office:value-type="string">
            <text:p text:style-name="P1"><text:span text:style-name="T9">Loop sequence 5 with fade</text:span></text:p>
          </table:table-cell>
          <table:covered-table-cell/>
          <table:table-cell table:style-name="Table4.A2" office:value-type="string">
            <text:p text:style-name="P11"><text:span text:style-name="T4">6D</text:span></text:p>
          </table:table-cell>
          <table:table-cell table:style-name="Table4.A2" office:value-type="string">
            <text:p text:style-name="P1"><text:span text:style-name="T9">Loop RGB sequence 5 with fade</text:span></text:p>
          </table:table-cell>
          <table:table-cell table:style-name="Table4.F2" office:value-type="string">
            <text:p text:style-name="P12"><text:span text:style-name="T4">AD</text:span></text:p>
          </table:table-cell>
          <table:table-cell table:style-name="Table4.F2" office:value-type="string">
            <text:p text:style-name="P4"><text:span text:style-name="T9">Loop sequence 5 with fade</text:span></text:p>
          </table:table-cell>
          <table:table-cell table:style-name="Table4.F2" office:value-type="string">
            <text:p text:style-name="P12"><text:span text:style-name="T4">ED</text:span></text:p>
          </table:table-cell>
          <table:table-cell table:style-name="Table4.F2" table:number-columns-spanned="0" office:value-type="string">
            <text:p text:style-name="P4"><text:span text:style-name="T9">Loop RGB sequence 5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E</text:span></text:p>
          </table:table-cell>
          <table:table-cell table:style-name="Table4.A2" table:number-columns-spanned="2" office:value-type="string">
            <text:p text:style-name="P1"><text:span text:style-name="T9">Loop sequence 6 with fade</text:span></text:p>
          </table:table-cell>
          <table:covered-table-cell/>
          <table:table-cell table:style-name="Table4.A2" office:value-type="string">
            <text:p text:style-name="P11"><text:span text:style-name="T4">6E</text:span></text:p>
          </table:table-cell>
          <table:table-cell table:style-name="Table4.A2" office:value-type="string">
            <text:p text:style-name="P1"><text:span text:style-name="T9">Loop RGB sequence 6 with fade</text:span></text:p>
          </table:table-cell>
          <table:table-cell table:style-name="Table4.F2" office:value-type="string">
            <text:p text:style-name="P12"><text:span text:style-name="T4">AE</text:span></text:p>
          </table:table-cell>
          <table:table-cell table:style-name="Table4.F2" office:value-type="string">
            <text:p text:style-name="P4"><text:span text:style-name="T9">Loop sequence 6 with fade</text:span></text:p>
          </table:table-cell>
          <table:table-cell table:style-name="Table4.F2" office:value-type="string">
            <text:p text:style-name="P12"><text:span text:style-name="T4">EE</text:span></text:p>
          </table:table-cell>
          <table:table-cell table:style-name="Table4.F2" table:number-columns-spanned="0" office:value-type="string">
            <text:p text:style-name="P4"><text:span text:style-name="T9">Loop RGB sequence 6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2F</text:span></text:p>
          </table:table-cell>
          <table:table-cell table:style-name="Table4.A2" table:number-columns-spanned="2" office:value-type="string">
            <text:p text:style-name="P1"><text:span text:style-name="T9">Loop sequence 7 with fade</text:span></text:p>
          </table:table-cell>
          <table:covered-table-cell/>
          <table:table-cell table:style-name="Table4.A2" office:value-type="string">
            <text:p text:style-name="P11"><text:span text:style-name="T4">6F</text:span></text:p>
          </table:table-cell>
          <table:table-cell table:style-name="Table4.A2" office:value-type="string">
            <text:p text:style-name="P1"><text:span text:style-name="T9">Loop RGB sequence 7 with fade</text:span></text:p>
          </table:table-cell>
          <table:table-cell table:style-name="Table4.F2" office:value-type="string">
            <text:p text:style-name="P12"><text:span text:style-name="T4">AF</text:span></text:p>
          </table:table-cell>
          <table:table-cell table:style-name="Table4.F2" office:value-type="string">
            <text:p text:style-name="P4"><text:span text:style-name="T9">Loop sequence 7 with fade</text:span></text:p>
          </table:table-cell>
          <table:table-cell table:style-name="Table4.F2" office:value-type="string">
            <text:p text:style-name="P12"><text:span text:style-name="T4">EF</text:span></text:p>
          </table:table-cell>
          <table:table-cell table:style-name="Table4.F2" table:number-columns-spanned="0" office:value-type="string">
            <text:p text:style-name="P4"><text:span text:style-name="T9">Loop RGB sequence 7 with fade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0</text:span></text:p>
          </table:table-cell>
          <table:table-cell table:style-name="Table4.A2" table:number-columns-spanned="2" office:value-type="string">
            <text:p text:style-name="P1"><text:span text:style-name="T9">Update std colour 0</text:span></text:p>
          </table:table-cell>
          <table:covered-table-cell/>
          <table:table-cell table:style-name="Table4.A2" office:value-type="string">
            <text:p text:style-name="P11"><text:span text:style-name="T4">70</text:span></text:p>
          </table:table-cell>
          <table:table-cell table:style-name="Table4.A2" office:value-type="string">
            <text:p text:style-name="P1"><text:span text:style-name="T9">Update RGB sequence 0</text:span></text:p>
          </table:table-cell>
          <table:table-cell table:style-name="Table4.F2" office:value-type="string">
            <text:p text:style-name="P12"><text:span text:style-name="T4">B0</text:span></text:p>
          </table:table-cell>
          <table:table-cell table:style-name="Table4.F2" office:value-type="string">
            <text:p text:style-name="P4"><text:span text:style-name="T9">Update std colour 0</text:span></text:p>
          </table:table-cell>
          <table:table-cell table:style-name="Table4.F2" office:value-type="string">
            <text:p text:style-name="P12"><text:span text:style-name="T4">F0</text:span></text:p>
          </table:table-cell>
          <table:table-cell table:style-name="Table4.F2" table:number-columns-spanned="0" office:value-type="string">
            <text:p text:style-name="P4"><text:span text:style-name="T9">Update RGB sequence 0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1</text:span></text:p>
          </table:table-cell>
          <table:table-cell table:style-name="Table4.A2" table:number-columns-spanned="2" office:value-type="string">
            <text:p text:style-name="P1"><text:span text:style-name="T9">Update std colour 1</text:span></text:p>
          </table:table-cell>
          <table:covered-table-cell/>
          <table:table-cell table:style-name="Table4.A2" office:value-type="string">
            <text:p text:style-name="P11"><text:span text:style-name="T4">71</text:span></text:p>
          </table:table-cell>
          <table:table-cell table:style-name="Table4.A2" office:value-type="string">
            <text:p text:style-name="P1"><text:span text:style-name="T9">Update RGB sequence 1</text:span></text:p>
          </table:table-cell>
          <table:table-cell table:style-name="Table4.F2" office:value-type="string">
            <text:p text:style-name="P12"><text:span text:style-name="T4">B1</text:span></text:p>
          </table:table-cell>
          <table:table-cell table:style-name="Table4.F2" office:value-type="string">
            <text:p text:style-name="P4"><text:span text:style-name="T9">Update std colour 1</text:span></text:p>
          </table:table-cell>
          <table:table-cell table:style-name="Table4.F2" office:value-type="string">
            <text:p text:style-name="P12"><text:span text:style-name="T4">F1</text:span></text:p>
          </table:table-cell>
          <table:table-cell table:style-name="Table4.F2" table:number-columns-spanned="0" office:value-type="string">
            <text:p text:style-name="P4"><text:span text:style-name="T9">Update RGB sequence 1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2</text:span></text:p>
          </table:table-cell>
          <table:table-cell table:style-name="Table4.A2" table:number-columns-spanned="2" office:value-type="string">
            <text:p text:style-name="P1"><text:span text:style-name="T9">Update std colour 2</text:span></text:p>
          </table:table-cell>
          <table:covered-table-cell/>
          <table:table-cell table:style-name="Table4.A2" office:value-type="string">
            <text:p text:style-name="P11"><text:span text:style-name="T4">72</text:span></text:p>
          </table:table-cell>
          <table:table-cell table:style-name="Table4.A2" office:value-type="string">
            <text:p text:style-name="P1"><text:span text:style-name="T9">Update RGB sequence 2</text:span></text:p>
          </table:table-cell>
          <table:table-cell table:style-name="Table4.F2" office:value-type="string">
            <text:p text:style-name="P12"><text:span text:style-name="T4">B2</text:span></text:p>
          </table:table-cell>
          <table:table-cell table:style-name="Table4.F2" office:value-type="string">
            <text:p text:style-name="P4"><text:span text:style-name="T9">Update std colour 2</text:span></text:p>
          </table:table-cell>
          <table:table-cell table:style-name="Table4.F2" office:value-type="string">
            <text:p text:style-name="P12"><text:span text:style-name="T4">F2</text:span></text:p>
          </table:table-cell>
          <table:table-cell table:style-name="Table4.F2" table:number-columns-spanned="0" office:value-type="string">
            <text:p text:style-name="P4"><text:span text:style-name="T9">Update RGB sequence 2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3</text:span></text:p>
          </table:table-cell>
          <table:table-cell table:style-name="Table4.A2" table:number-columns-spanned="2" office:value-type="string">
            <text:p text:style-name="P1"><text:span text:style-name="T9">Update std colour 3</text:span></text:p>
          </table:table-cell>
          <table:covered-table-cell/>
          <table:table-cell table:style-name="Table4.A2" office:value-type="string">
            <text:p text:style-name="P11"><text:span text:style-name="T4">73</text:span></text:p>
          </table:table-cell>
          <table:table-cell table:style-name="Table4.A2" office:value-type="string">
            <text:p text:style-name="P1"><text:span text:style-name="T9">Update RGB sequence 3</text:span></text:p>
          </table:table-cell>
          <table:table-cell table:style-name="Table4.F2" office:value-type="string">
            <text:p text:style-name="P12"><text:span text:style-name="T4">B3</text:span></text:p>
          </table:table-cell>
          <table:table-cell table:style-name="Table4.F2" office:value-type="string">
            <text:p text:style-name="P4"><text:span text:style-name="T9">Update std colour 3</text:span></text:p>
          </table:table-cell>
          <table:table-cell table:style-name="Table4.F2" office:value-type="string">
            <text:p text:style-name="P12"><text:span text:style-name="T4">F3</text:span></text:p>
          </table:table-cell>
          <table:table-cell table:style-name="Table4.F2" table:number-columns-spanned="0" office:value-type="string">
            <text:p text:style-name="P4"><text:span text:style-name="T9">Update RGB sequence 3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4</text:span></text:p>
          </table:table-cell>
          <table:table-cell table:style-name="Table4.A2" table:number-columns-spanned="2" office:value-type="string">
            <text:p text:style-name="P1"><text:span text:style-name="T9">Update std colour 4</text:span></text:p>
          </table:table-cell>
          <table:covered-table-cell/>
          <table:table-cell table:style-name="Table4.A2" office:value-type="string">
            <text:p text:style-name="P11"><text:span text:style-name="T4">74</text:span></text:p>
          </table:table-cell>
          <table:table-cell table:style-name="Table4.A2" office:value-type="string">
            <text:p text:style-name="P1"><text:span text:style-name="T9">Update RGB sequence 4</text:span></text:p>
          </table:table-cell>
          <table:table-cell table:style-name="Table4.F2" office:value-type="string">
            <text:p text:style-name="P12"><text:span text:style-name="T4">B4</text:span></text:p>
          </table:table-cell>
          <table:table-cell table:style-name="Table4.F2" office:value-type="string">
            <text:p text:style-name="P4"><text:span text:style-name="T9">Update std colour 4</text:span></text:p>
          </table:table-cell>
          <table:table-cell table:style-name="Table4.F2" office:value-type="string">
            <text:p text:style-name="P12"><text:span text:style-name="T4">F4</text:span></text:p>
          </table:table-cell>
          <table:table-cell table:style-name="Table4.F2" table:number-columns-spanned="0" office:value-type="string">
            <text:p text:style-name="P4"><text:span text:style-name="T9">Update RGB sequence 4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5</text:span></text:p>
          </table:table-cell>
          <table:table-cell table:style-name="Table4.A2" table:number-columns-spanned="2" office:value-type="string">
            <text:p text:style-name="P1"><text:span text:style-name="T9">Update std colour 5</text:span></text:p>
          </table:table-cell>
          <table:covered-table-cell/>
          <table:table-cell table:style-name="Table4.A2" office:value-type="string">
            <text:p text:style-name="P11"><text:span text:style-name="T4">75</text:span></text:p>
          </table:table-cell>
          <table:table-cell table:style-name="Table4.A2" office:value-type="string">
            <text:p text:style-name="P1"><text:span text:style-name="T9">Update RGB sequence 5</text:span></text:p>
          </table:table-cell>
          <table:table-cell table:style-name="Table4.F2" office:value-type="string">
            <text:p text:style-name="P12"><text:span text:style-name="T4">B5</text:span></text:p>
          </table:table-cell>
          <table:table-cell table:style-name="Table4.F2" office:value-type="string">
            <text:p text:style-name="P4"><text:span text:style-name="T9">Update std colour 5</text:span></text:p>
          </table:table-cell>
          <table:table-cell table:style-name="Table4.F2" office:value-type="string">
            <text:p text:style-name="P12"><text:span text:style-name="T4">F5</text:span></text:p>
          </table:table-cell>
          <table:table-cell table:style-name="Table4.F2" table:number-columns-spanned="0" office:value-type="string">
            <text:p text:style-name="P4"><text:span text:style-name="T9">Update RGB sequence 5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6</text:span></text:p>
          </table:table-cell>
          <table:table-cell table:style-name="Table4.A2" table:number-columns-spanned="2" office:value-type="string">
            <text:p text:style-name="P1"><text:span text:style-name="T9">Update std colour 6</text:span></text:p>
          </table:table-cell>
          <table:covered-table-cell/>
          <table:table-cell table:style-name="Table4.A2" office:value-type="string">
            <text:p text:style-name="P11"><text:span text:style-name="T4">76</text:span></text:p>
          </table:table-cell>
          <table:table-cell table:style-name="Table4.A2" office:value-type="string">
            <text:p text:style-name="P1"><text:span text:style-name="T9">Update RGB sequence 6</text:span></text:p>
          </table:table-cell>
          <table:table-cell table:style-name="Table4.F2" office:value-type="string">
            <text:p text:style-name="P12"><text:span text:style-name="T4">B6</text:span></text:p>
          </table:table-cell>
          <table:table-cell table:style-name="Table4.F2" office:value-type="string">
            <text:p text:style-name="P4"><text:span text:style-name="T9">Update std colour 6</text:span></text:p>
          </table:table-cell>
          <table:table-cell table:style-name="Table4.F2" office:value-type="string">
            <text:p text:style-name="P12"><text:span text:style-name="T4">F6</text:span></text:p>
          </table:table-cell>
          <table:table-cell table:style-name="Table4.F2" table:number-columns-spanned="0" office:value-type="string">
            <text:p text:style-name="P4"><text:span text:style-name="T9">Update RGB sequence 6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7</text:span></text:p>
          </table:table-cell>
          <table:table-cell table:style-name="Table4.A2" table:number-columns-spanned="2" office:value-type="string">
            <text:p text:style-name="P1"><text:span text:style-name="T9">Update std colour 7</text:span></text:p>
          </table:table-cell>
          <table:covered-table-cell/>
          <table:table-cell table:style-name="Table4.A2" office:value-type="string">
            <text:p text:style-name="P11"><text:span text:style-name="T4">77</text:span></text:p>
          </table:table-cell>
          <table:table-cell table:style-name="Table4.A2" office:value-type="string">
            <text:p text:style-name="P1"><text:span text:style-name="T9">Update RGB sequence 7</text:span></text:p>
          </table:table-cell>
          <table:table-cell table:style-name="Table4.F2" office:value-type="string">
            <text:p text:style-name="P12"><text:span text:style-name="T4">B7</text:span></text:p>
          </table:table-cell>
          <table:table-cell table:style-name="Table4.F2" office:value-type="string">
            <text:p text:style-name="P4"><text:span text:style-name="T9">Update std colour 7</text:span></text:p>
          </table:table-cell>
          <table:table-cell table:style-name="Table4.F2" office:value-type="string">
            <text:p text:style-name="P12"><text:span text:style-name="T4">F7</text:span></text:p>
          </table:table-cell>
          <table:table-cell table:style-name="Table4.F2" table:number-columns-spanned="0" office:value-type="string">
            <text:p text:style-name="P4"><text:span text:style-name="T9">Update RGB sequence 7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8</text:span></text:p>
          </table:table-cell>
          <table:table-cell table:style-name="Table4.A2" table:number-columns-spanned="2" office:value-type="string">
            <text:p text:style-name="P1"><text:span text:style-name="T9">Update sequence 0</text:span></text:p>
          </table:table-cell>
          <table:covered-table-cell/>
          <table:table-cell table:style-name="Table4.A2" office:value-type="string">
            <text:p text:style-name="P11"><text:span text:style-name="T4">78</text:span></text:p>
          </table:table-cell>
          <table:table-cell table:style-name="Table4.A2" office:value-type="string">
            <text:p text:style-name="P1"><text:span text:style-name="T9">Update RGB sequence 0 cont</text:span></text:p>
          </table:table-cell>
          <table:table-cell table:style-name="Table4.F2" office:value-type="string">
            <text:p text:style-name="P12"><text:span text:style-name="T4">B8</text:span></text:p>
          </table:table-cell>
          <table:table-cell table:style-name="Table4.F2" office:value-type="string">
            <text:p text:style-name="P4"><text:span text:style-name="T9">Update sequence 0</text:span></text:p>
          </table:table-cell>
          <table:table-cell table:style-name="Table4.F2" office:value-type="string">
            <text:p text:style-name="P12"><text:span text:style-name="T4">F8</text:span></text:p>
          </table:table-cell>
          <table:table-cell table:style-name="Table4.F2" table:number-columns-spanned="0" office:value-type="string">
            <text:p text:style-name="P4"><text:span text:style-name="T9">Update RGB sequence 0 cont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9</text:span></text:p>
          </table:table-cell>
          <table:table-cell table:style-name="Table4.A2" table:number-columns-spanned="2" office:value-type="string">
            <text:p text:style-name="P1"><text:span text:style-name="T9">Update sequence 1</text:span></text:p>
          </table:table-cell>
          <table:covered-table-cell/>
          <table:table-cell table:style-name="Table4.A2" office:value-type="string">
            <text:p text:style-name="P11"><text:span text:style-name="T4">79</text:span></text:p>
          </table:table-cell>
          <table:table-cell table:style-name="Table4.A2" office:value-type="string">
            <text:p text:style-name="P1"><text:span text:style-name="T9">Update RGB sequence 1 cont</text:span></text:p>
          </table:table-cell>
          <table:table-cell table:style-name="Table4.F2" office:value-type="string">
            <text:p text:style-name="P12"><text:span text:style-name="T4">B9</text:span></text:p>
          </table:table-cell>
          <table:table-cell table:style-name="Table4.F2" office:value-type="string">
            <text:p text:style-name="P4"><text:span text:style-name="T9">Update sequence 1</text:span></text:p>
          </table:table-cell>
          <table:table-cell table:style-name="Table4.F2" office:value-type="string">
            <text:p text:style-name="P12"><text:span text:style-name="T4">F9</text:span></text:p>
          </table:table-cell>
          <table:table-cell table:style-name="Table4.F2" table:number-columns-spanned="0" office:value-type="string">
            <text:p text:style-name="P4"><text:span text:style-name="T9">Update RGB sequence 1 cont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A</text:span></text:p>
          </table:table-cell>
          <table:table-cell table:style-name="Table4.A2" table:number-columns-spanned="2" office:value-type="string">
            <text:p text:style-name="P1"><text:span text:style-name="T9">Update sequence 2</text:span></text:p>
          </table:table-cell>
          <table:covered-table-cell/>
          <table:table-cell table:style-name="Table4.A2" office:value-type="string">
            <text:p text:style-name="P11"><text:span text:style-name="T4">7A</text:span></text:p>
          </table:table-cell>
          <table:table-cell table:style-name="Table4.A2" office:value-type="string">
            <text:p text:style-name="P1"><text:span text:style-name="T9">Update RGB sequence 2 cont</text:span></text:p>
          </table:table-cell>
          <table:table-cell table:style-name="Table4.F2" office:value-type="string">
            <text:p text:style-name="P12"><text:span text:style-name="T4">BA</text:span></text:p>
          </table:table-cell>
          <table:table-cell table:style-name="Table4.F2" office:value-type="string">
            <text:p text:style-name="P4"><text:span text:style-name="T9">Update sequence 2</text:span></text:p>
          </table:table-cell>
          <table:table-cell table:style-name="Table4.F2" office:value-type="string">
            <text:p text:style-name="P12"><text:span text:style-name="T4">FA</text:span></text:p>
          </table:table-cell>
          <table:table-cell table:style-name="Table4.F2" table:number-columns-spanned="0" office:value-type="string">
            <text:p text:style-name="P4"><text:span text:style-name="T9">Update RGB sequence 2 cont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B</text:span></text:p>
          </table:table-cell>
          <table:table-cell table:style-name="Table4.A2" table:number-columns-spanned="2" office:value-type="string">
            <text:p text:style-name="P1"><text:span text:style-name="T9">Update sequence 3</text:span></text:p>
          </table:table-cell>
          <table:covered-table-cell/>
          <table:table-cell table:style-name="Table4.A2" office:value-type="string">
            <text:p text:style-name="P11"><text:span text:style-name="T4">7B</text:span></text:p>
          </table:table-cell>
          <table:table-cell table:style-name="Table4.A2" office:value-type="string">
            <text:p text:style-name="P1"><text:span text:style-name="T9">Update RGB sequence 3 cont</text:span></text:p>
          </table:table-cell>
          <table:table-cell table:style-name="Table4.F2" office:value-type="string">
            <text:p text:style-name="P12"><text:span text:style-name="T4">BB</text:span></text:p>
          </table:table-cell>
          <table:table-cell table:style-name="Table4.F2" office:value-type="string">
            <text:p text:style-name="P4"><text:span text:style-name="T9">Update sequence 3</text:span></text:p>
          </table:table-cell>
          <table:table-cell table:style-name="Table4.F2" office:value-type="string">
            <text:p text:style-name="P12"><text:span text:style-name="T4">FB</text:span></text:p>
          </table:table-cell>
          <table:table-cell table:style-name="Table4.F2" table:number-columns-spanned="0" office:value-type="string">
            <text:p text:style-name="P4"><text:span text:style-name="T9">Update RGB sequence 3 cont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C</text:span></text:p>
          </table:table-cell>
          <table:table-cell table:style-name="Table4.A2" table:number-columns-spanned="2" office:value-type="string">
            <text:p text:style-name="P1"><text:span text:style-name="T9">Update sequence 4</text:span></text:p>
          </table:table-cell>
          <table:covered-table-cell/>
          <table:table-cell table:style-name="Table4.A2" office:value-type="string">
            <text:p text:style-name="P11"><text:span text:style-name="T4">7C</text:span></text:p>
          </table:table-cell>
          <table:table-cell table:style-name="Table4.A2" office:value-type="string">
            <text:p text:style-name="P1"><text:span text:style-name="T9">Update RGB sequence 4 cont</text:span></text:p>
          </table:table-cell>
          <table:table-cell table:style-name="Table4.F2" office:value-type="string">
            <text:p text:style-name="P12"><text:span text:style-name="T4">BC</text:span></text:p>
          </table:table-cell>
          <table:table-cell table:style-name="Table4.F2" office:value-type="string">
            <text:p text:style-name="P4"><text:span text:style-name="T9">Update sequence 4</text:span></text:p>
          </table:table-cell>
          <table:table-cell table:style-name="Table4.F2" office:value-type="string">
            <text:p text:style-name="P12"><text:span text:style-name="T4">FC</text:span></text:p>
          </table:table-cell>
          <table:table-cell table:style-name="Table4.F2" table:number-columns-spanned="0" office:value-type="string">
            <text:p text:style-name="P4"><text:span text:style-name="T9">Update RGB sequence 4 cont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D</text:span></text:p>
          </table:table-cell>
          <table:table-cell table:style-name="Table4.A2" table:number-columns-spanned="2" office:value-type="string">
            <text:p text:style-name="P1"><text:span text:style-name="T9">Update sequence 5</text:span></text:p>
          </table:table-cell>
          <table:covered-table-cell/>
          <table:table-cell table:style-name="Table4.A2" office:value-type="string">
            <text:p text:style-name="P11"><text:span text:style-name="T4">7D</text:span></text:p>
          </table:table-cell>
          <table:table-cell table:style-name="Table4.A2" office:value-type="string">
            <text:p text:style-name="P1"><text:span text:style-name="T9">Update RGB sequence 5 cont</text:span></text:p>
          </table:table-cell>
          <table:table-cell table:style-name="Table4.F2" office:value-type="string">
            <text:p text:style-name="P12"><text:span text:style-name="T4">BD</text:span></text:p>
          </table:table-cell>
          <table:table-cell table:style-name="Table4.F2" office:value-type="string">
            <text:p text:style-name="P4"><text:span text:style-name="T9">Update sequence 5</text:span></text:p>
          </table:table-cell>
          <table:table-cell table:style-name="Table4.F2" office:value-type="string">
            <text:p text:style-name="P12"><text:span text:style-name="T4">FD</text:span></text:p>
          </table:table-cell>
          <table:table-cell table:style-name="Table4.F2" table:number-columns-spanned="0" office:value-type="string">
            <text:p text:style-name="P4"><text:span text:style-name="T9">Update RGB sequence 5 cont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4">3E</text:span></text:p>
          </table:table-cell>
          <table:table-cell table:style-name="Table4.A2" table:number-columns-spanned="2" office:value-type="string">
            <text:p text:style-name="P1"><text:span text:style-name="T9">Update sequence 6</text:span></text:p>
          </table:table-cell>
          <table:covered-table-cell/>
          <table:table-cell table:style-name="Table4.A2" office:value-type="string">
            <text:p text:style-name="P11"><text:span text:style-name="T4">7E</text:span></text:p>
          </table:table-cell>
          <table:table-cell table:style-name="Table4.A2" office:value-type="string">
            <text:p text:style-name="P1"><text:span text:style-name="T9">Update RGB sequence 6 cont</text:span></text:p>
          </table:table-cell>
          <table:table-cell table:style-name="Table4.F2" office:value-type="string">
            <text:p text:style-name="P12"><text:span text:style-name="T4">BE</text:span></text:p>
          </table:table-cell>
          <table:table-cell table:style-name="Table4.F2" office:value-type="string">
            <text:p text:style-name="P4"><text:span text:style-name="T9">Update sequence 6</text:span></text:p>
          </table:table-cell>
          <table:table-cell table:style-name="Table4.F2" office:value-type="string">
            <text:p text:style-name="P12"><text:span text:style-name="T4">FE</text:span></text:p>
          </table:table-cell>
          <table:table-cell table:style-name="Table4.F2" table:number-columns-spanned="0" office:value-type="string">
            <text:p text:style-name="P4"><text:span text:style-name="T9">Update RGB sequence 6 cont</text:span></text:p>
          </table:table-cell>
        </table:table-row>
        <table:table-row table:style-name="Table4.2">
          <table:table-cell table:style-name="Table4.A2" office:value-type="string">
            <text:p text:style-name="P11"><text:span text:style-name="T4">3F</text:span></text:p>
          </table:table-cell>
          <table:table-cell table:style-name="Table4.A2" table:number-columns-spanned="2" office:value-type="string">
            <text:p text:style-name="P1"><text:span text:style-name="T9">Update sequence 7</text:span></text:p>
          </table:table-cell>
          <table:covered-table-cell/>
          <table:table-cell table:style-name="Table4.A2" office:value-type="string">
            <text:p text:style-name="P11"><text:span text:style-name="T4">7F</text:span></text:p>
          </table:table-cell>
          <table:table-cell table:style-name="Table4.A2" office:value-type="string">
            <text:p text:style-name="P1"><text:span text:style-name="T9">Update RGB sequence 7 cont</text:span></text:p>
          </table:table-cell>
          <table:table-cell table:style-name="Table4.F2" office:value-type="string">
            <text:p text:style-name="P12"><text:span text:style-name="T4">BF</text:span></text:p>
          </table:table-cell>
          <table:table-cell table:style-name="Table4.F2" office:value-type="string">
            <text:p text:style-name="P4"><text:span text:style-name="T9">Update sequence 7</text:span></text:p>
          </table:table-cell>
          <table:table-cell table:style-name="Table4.F2" office:value-type="string">
            <text:p text:style-name="P12"><text:span text:style-name="T4">FF</text:span></text:p>
          </table:table-cell>
          <table:table-cell table:style-name="Table4.F2" table:number-columns-spanned="0" office:value-type="string">
            <text:p text:style-name="P4"><text:span text:style-name="T9">Update RGB sequence 7 cont</text:span></text:p>
          </table:table-cell>
        </table:table-row>
      </table:table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" svg:font-family="'Lucida Sans'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GB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GB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en" fo:country="US" fo:font-style="normal" style:text-underline-style="none" fo:font-weight="normal" style:letter-kerning="true" style:font-name-asian="Helvetica2" style:font-size-asian="11pt" style:language-asian="en" style:country-asian="US" style:font-style-asian="normal" style:font-weight-asian="normal" style:font-name-complex="Helvetica2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en" fo:country="US" fo:font-style="normal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Title" style:family="paragraph" style:parent-style-name="Heading" style:next-style-name="Subtitle" style:default-outline-level="" style:list-style-name="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30pt" fo:letter-spacing="normal" fo:language="en" fo:country="US" fo:font-style="normal" style:text-underline-style="none" fo:font-weight="bold" style:letter-kerning="true" style:font-name-asian="Arial Unicode MS" style:font-size-asian="30pt" style:font-style-asian="normal" style:font-weight-asian="bold" style:font-name-complex="Arial Unicode MS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en" fo:country="US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true" style:font-name-asian="Helvetica2" style:font-size-asian="10pt" style:font-style-asian="normal" style:font-weight-asian="normal" style:font-name-complex="Helvetica2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P1" style:family="paragraph" style:parent-style-name="Standard">
      <style:paragraph-properties fo:break-before="pag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4" meta:image-count="0" meta:object-count="0" meta:page-count="3" meta:paragraph-count="593" meta:word-count="1704" meta:character-count="8228"/>
    <dc:date>2017-01-16T23:22:35</dc:date>
    <dc:creator>Brian Innes</dc:creator>
    <meta:generator>OpenOffice/4.1.3$Unix OpenOffice.org_project/413m1$Build-9783</meta:generator>
  </office:meta>
</office:document-meta>
</file>